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3"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4" style:family="paragraph" style:parent-style-name="Standard" style:master-page-name="">
      <style:paragraph-properties fo:margin-left="0cm" fo:margin-right="0cm" fo:line-height="150%" fo:text-indent="0.635cm" style:auto-text-indent="false" style:page-number="auto" style:writing-mode="page"/>
    </style:style>
    <style:style style:name="P5" style:family="paragraph" style:parent-style-name="Standard" style:master-page-name="">
      <style:paragraph-properties fo:margin-left="0cm" fo:margin-right="0cm" fo:line-height="150%" fo:text-indent="0.635cm" style:auto-text-indent="false" style:page-number="auto" style:writing-mode="page">
        <style:tab-stops>
          <style:tab-stop style:position="1.092cm"/>
        </style:tab-stops>
      </style:paragraph-properties>
    </style:style>
    <style:style style:name="P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9" style:family="paragraph" style:parent-style-name="Standard" style:master-page-name="">
      <style:paragraph-properties fo:margin-left="0cm" fo:margin-right="0cm" fo:line-height="150%" fo:text-indent="0.635cm" style:auto-text-indent="false" style:page-number="auto" style:writing-mode="page">
        <style:tab-stops>
          <style:tab-stop style:position="1.194cm"/>
        </style:tab-stops>
      </style:paragraph-properties>
      <style:text-properties style:font-name="Arial" fo:font-size="15pt" style:font-size-asian="15pt" style:font-size-complex="15pt"/>
    </style:style>
    <style:style style:name="P2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2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4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5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6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7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8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9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0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1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2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8"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39"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0"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1"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6"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5pt" style:font-size-asian="15pt" style:font-size-complex="15pt"/>
    </style:style>
    <style:style style:name="P147" style:family="paragraph" style:parent-style-name="Standard">
      <style:paragraph-properties fo:margin-left="0cm" fo:margin-right="0cm" fo:line-height="150%" fo:text-indent="0.635cm" style:auto-text-indent="false" style:writing-mode="page"/>
      <style:text-properties style:font-name="Arial" fo:font-size="15pt" style:font-size-asian="15pt" style:font-size-complex="15pt"/>
    </style:style>
    <style:style style:name="P148" style:family="paragraph" style:parent-style-name="Standard">
      <style:paragraph-properties fo:margin-left="0cm" fo:margin-right="0cm" fo:line-height="150%" fo:text-indent="0.635cm" style:auto-text-indent="false" style:writing-mode="page"/>
      <style:text-properties style:font-name="Arial" fo:font-size="15pt" officeooo:paragraph-rsid="001e862a" style:font-size-asian="15pt" style:font-size-complex="15pt"/>
    </style:style>
    <style:style style:name="P149" style:family="paragraph" style:parent-style-name="Standard" style:list-style-name="" style:master-page-name="PageStyle0">
      <style:paragraph-properties fo:line-height="150%" style:page-number="auto" style:writing-mode="page"/>
      <style:text-properties style:font-name="Arial" fo:font-size="15pt" style:font-size-asian="15pt" style:font-size-complex="15pt"/>
    </style:style>
    <style:style style:name="P150" style:family="paragraph" style:parent-style-name="Standard" style:list-style-name="" style:master-page-name="">
      <style:paragraph-properties fo:line-height="150%" style:page-number="auto" style:writing-mode="page"/>
      <style:text-properties style:font-name="Arial" fo:font-size="15pt" style:font-size-asian="15pt" style:font-size-complex="15pt"/>
    </style:style>
    <style:style style:name="P151"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2"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3"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4"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5"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6"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7"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8"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59" style:family="paragraph" style:parent-style-name="Standard" style:master-page-name="">
      <style:paragraph-properties fo:line-height="150%" style:page-number="auto" style:writing-mode="page"/>
      <style:text-properties style:font-name="Arial" fo:font-size="15pt" style:font-size-asian="15pt" style:font-size-complex="15pt"/>
    </style:style>
    <style:style style:name="P160" style:family="paragraph" style:parent-style-name="Standard">
      <style:paragraph-properties fo:line-height="150%" style:writing-mode="page"/>
      <style:text-properties style:font-name="Arial" fo:font-size="15pt" style:font-size-asian="15pt" style:font-size-complex="15pt"/>
    </style:style>
    <style:style style:name="P161" style:family="paragraph" style:parent-style-name="Standard" style:list-style-name="">
      <style:paragraph-properties fo:line-height="150%" style:writing-mode="page"/>
      <style:text-properties style:font-name="Arial" fo:font-size="15pt" style:font-size-asian="15pt" style:font-size-complex="15pt"/>
    </style:style>
    <style:style style:name="T1" style:family="text">
      <style:text-properties fo:color="#000000" style:text-position="25% 58%" style:font-name="Arial" fo:font-size="15pt" style:font-size-asian="15pt" style:font-size-complex="15pt"/>
    </style:style>
    <style:style style:name="T2" style:family="text">
      <style:text-properties officeooo:rsid="00186d64"/>
    </style:style>
    <style:style style:name="T3" style:family="text">
      <style:text-properties style:font-name="Arial"/>
    </style:style>
    <style:style style:name="T4" style:family="text">
      <style:text-properties style:font-name="Arial" fo:font-size="15pt" style:font-size-asian="15pt" style:font-size-complex="15pt"/>
    </style:style>
    <style:style style:name="T5" style:family="text">
      <style:text-properties style:font-name="Arial" fo:font-size="15pt" officeooo:rsid="001a6343" style:font-size-asian="15pt" style:font-size-complex="15pt"/>
    </style:style>
    <style:style style:name="T6" style:family="text">
      <style:text-properties officeooo:rsid="001a6343"/>
    </style:style>
    <style:style style:name="T7" style:family="text">
      <style:text-properties officeooo:rsid="001d284f"/>
    </style:style>
    <style:style style:name="T8" style:family="text">
      <style:text-properties officeooo:rsid="001e862a"/>
    </style:style>
    <style:style style:name="T9" style:family="text">
      <style:text-properties officeooo:rsid="001f261f"/>
    </style:style>
    <style:style style:name="T10" style:family="text">
      <style:text-properties style:font-name="Arial1" officeooo:rsid="001f261f"/>
    </style:style>
    <style:style style:name="T11" style:family="text">
      <style:text-properties style:font-name="Arial1" officeooo:rsid="00201fbd"/>
    </style:style>
    <style:style style:name="T12" style:family="text">
      <style:text-properties officeooo:rsid="00201fbd"/>
    </style:style>
    <style:style style:name="Sect1" style:family="section">
      <style:section-properties fo:margin-left="2.54cm" fo:margin-right="8.647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49" text:outline-level="1"><text:bookmark-start text:name="bookmark0"/>Naša dedinka.<text:bookmark-end text:name="bookmark0"/></text:h>
        <text:h text:style-name="P3" text:outline-level="2"><text:bookmark-start text:name="bookmark1"/>Obrázky zo sociálneho a mravného života našich roľníkov.<text:bookmark-end text:name="bookmark1"/></text:h>
        <text:p text:style-name="P2">M<text:span text:style-name="T2">a</text:span>rtin Húska</text:p>
        <text:p text:style-name="P2"/>
        <text:p text:style-name="P2"><text:bookmark-start text:name="bookmark3"/>Slovo úvodné.<text:bookmark-end text:name="bookmark3"/></text:p>
        <text:p text:style-name="P160"/>
        <text:p text:style-name="P6">Kedysi, pred tisícmi rokmi, na území teraj­šieho Uhorska žily a panovaly celkom iné národy, ako dnes. Jeden národ za čas sa tu rozhadzoval, šíril, panoval, potom zrazu zmizol a ustúpil druhému. Víchor času a dejov svetových ho sfúkol ako plevu s povrchu zemského. Len Slováci, od nepamäti sveta tu obydlení, udržali sa po dnes. Prúd vody smyje smeti, a vlny tečú ďalej, zlato usadne a ostáva v riečišti.</text:p>
        <text:p text:style-name="P6">Kedysi panovali tu Rimania, mali tu vojen­ské posádky a pevnosti. Ešte i teraz vykopá­vajú v Budíne z pod zeme rumy a sboreniny starého mesta budínskeho: kostol pohanský k úcte slnka, a pevnosti. Rimania zmizli. Potom prišli Hunovia, za tými Avari, národy silné, bojovné, pred ktorými sa triasla celá Európa. Dnes ich už nieto, nikto sa ich nebojí. Len kde-tu po krajine zpod <text:soft-page-break/>zeme vyorie alebo vykope roľník zbrane a náradia, ktoré tie ná­rody užívaly. Tak zahynuli Assýrovia, Babylonci v Azii, Rimania v Eur<text:span text:style-name="T2">o</text:span>pe, Vandali v Afrike, Etruskovia, Longobardi, Heruli, Rugovia, Normani v Taliansku, Gothovia, Arabi v Španielsku. To územie, kde niekdy panovali, teraz iní za­ujímajú. Z pod zeme vykopávajú podnes srúcaniny ohromných pevností, miest, pomníkov starodávnej slávy niekdajších národov.</text:p>
        <text:p text:style-name="P6">Prečo tie národy vyhynuly?</text:p>
        <text:p text:style-name="P6">Maly bohatstva a peniaze. Maly veľk<text:span text:style-name="T2">é</text:span>, roz­siahle mestá, ohromné pevnosti, obchod, kvetuci priemysel, paláce a chrámy. Niektoré maly i vzdelanosť a učenosť, vytvorily i umelecké diela, ktoré podnes obdivuje svet; maly konečne i vojská víťazné, na postrach všetkým súsedom a nepriateľom. A jednako len črepy pod zemou zostaly z ich moci a slávy; len ich meno sa spomína v knihách.</text:p>
        <text:p text:style-name="P6">Čo im chybelo, že sa nemohly udržať.</text:p>
        <text:p text:style-name="P6">Chýbala im viera v pravého Boha, náboženstvo a mravnosť. Nie v peňazstve, obchode a kupectve, nie v palácoch a hrad­bách, nie vo vzdelanosti a umeniach, a<text:span text:style-name="T2">ni</text:span> vo vojsku, ale len v pravej viere a mravnosti spočíva životná <text:soft-page-break/>sila národa. Bez viery a mravnosti práve bohatstvo, vedo­mosti a vojsko vykope národu hrob záhuby. Národy tie boly pohanské a kla<text:span text:style-name="T2">ň</text:span>aly sa modlám, ktoré si samy utvorily podľa svojich náruživostí. Hnevník, čo sa chcel pomsti<text:span text:style-name="T2">ť</text:span> na nepriateľovi, mal svojho Boha Marsa, ktorého vzýval; kmín mal svojho Merkura, opilec Bacchusa, smilník Venušu, cudzoložník Jovisa. Týmto všetkým kostoly stavali a hriechami ich <text:span text:style-name="T2">cti</text:span>li. Mená a názvy týchto bohov boly u rozl<text:span text:style-name="T2">ič</text:span>nýc<text:span text:style-name="T2">h</text:span> národov rozličné. „Všetky modly pohanov diabli.“ Tejto bohoslužbe zodpovedná bola aj mravnosť. Rozkošníctvo, telesné pôžitky a peniaze boly jediným cieľom, za ktorým pachtil celý národ a každý jednotlivec.</text:p>
        <text:p text:style-name="P6">Zákony krajinské, spoločenské neboly za­ložené na mravnosti. Kráľ, panovník nebol ni­komu zodpovedný, jeho vôľa bola vôľa Božia; národy poddané mohol viesť, ako sa mu ľúbilo, na jatku. Poddaných v poslušnosti udržiaval strach pred mečom a žalárom a nie svedomie. Otec mohol zabiť svoje dieťa, muž ženu, pán otroka; nikto ich za to na zodpoveď neťahal. Človek v človekovi nectil hodnosť ľudskú, obraz a podobenstvo Božie. Jeden národ žil zo špiku druhého národa, z lúpežníctva a zbojstva. Len maličká čiastka obyvateľov u národov tých boli slobodní, väčšina boli nevoľní otroci, <text:soft-page-break/>bez duše vraj a slobodnej vôle, hovoriace zvery. Muž nemal nijakých povinností oproti manželke, ro­dič oproti deťom, pán oproti sluhom. Neznali, čo je svätosť rodinného života, láska, svornosť v rodine. Preto tie národy zahynuly.</text:p>
        <text:h text:style-name="P3" text:outline-level="2"/>
        <text:h text:style-name="P161" text:outline-level="2"><text:bookmark-start text:name="bookmark4"/>I.<text:bookmark-end text:name="bookmark4"/></text:h>
        <text:p text:style-name="P6"/>
        <text:p text:style-name="P147">Dejepis jednotlivých rodín v dedinách našich je na vlas podobný dejepisu národov v histórii človečenstva.</text:p>
        <text:p text:style-name="P6">Kde v rodine gazdovskej panuje duch živej viery, nábožnosti a mravopočestnosť, tam panuje i poriadok, striezlivosť, pracovitosť, láska. Údovia rodiny sa milujú a ctia vzájomne. Dietky, čeľaď poslúchajú rodičov a gazdov, a každému je práca milá a príjemná. Súzvuk, súpatričnosť, shoda, svornosť, láska spája všetkých údov v jedno teleso. Dobre sa majú!</text:p>
        <text:p text:style-name="P6">Ale keď z niektorého domu sa vyhostí viera, bázeň Božia a mrav kresťanský, tam je neúcta, vzdorovitosť proti rodičom, neposlušnosť, hlavatosť, nechuť ku práci, nespokojnosť. Tam za­vládne rozkošníctvo, baživosť po <text:soft-page-break/>pôžitkoch, márnotratníctvo, nestydatosť; tam zavládne duch nesvornosti, svady, zlorečenia. Sväzky rodinné sa roztrhajú; modlitba sa zanedbáva, práca sa považuje za kliatbu a ťarchu. Tam si postavia modlu opilého Bacchusa, necudnej Venuše, hnevlivého Marsa, kmínskeho Merkura a tým obe­tujú seba, svojich rodičov, bratov, svoj majetok a svoje deti. Rodina zmizne so všetkým bohat­stvom, rolami, statkami a peniazmi svojimi.</text:p>
        <text:p text:style-name="P6">Pozemok ten prejde v majetok cudzinca.</text:p>
        <text:p text:style-name="P6">Večne pravdou zostane, čo povedal svätý Otec Pius IX.: „Sväté náboženstvo, hoci má za cieľ večné blahoslavenstvo v nebi poistiť a zaopatriť národom, divným spôsobom napomáha a upevňuje i bla­hobyt časný, pozemský.“ Viera, bázeň Božia a mrav kresťanský je najväčším bohatstvom každej rodiny.</text:p>
        <text:p text:style-name="P6">Každý duchovný správca fary, obce kresťan­skej vedie matriku, knihu, do ktorej sa zapisujú novonarodení, sobášení a pochovaní. Každý taký farár, ako opatrovník matriky, môže nám dosvedčiť, že pred sto, dvesto rokami v každej obci mnohé rodinné mená sa vyskytujú, o ktorých už tam v obci ani neslýchať. Vyhynuly, zmizly z obci i z pamäti ľudskej. V tých do­moch, ktoré teraz v tej a <text:soft-page-break/>tej obci stoja, pred sto alebo dvesto rokami iná rodina žila, než dneskajšia, a tým pozemkom iné meno vládlo.</text:p>
        <text:p text:style-name="P19">V mnohých obciach je zvyk, že dom a gaz­dovstvo menujú iným menom, ale majiteľ dneskajší píše sa celkom inak. Volajú na pr. do Milanov, dnešný gazda však píše a volá sa Jesenský. Milanovci už dávno vymreli, a Jesenský je už azda tretí alebo štvrtý majiteľ.</text:p>
        <text:p text:style-name="P6">Grunty a domy v našich dedinách začínajú asi od štyridsať rokov veľmi nápadne a povážliv<text:span text:style-name="T2">e</text:span> meniť svojich gazdov-hospodárov. Rodiny nie­kedy zámožné, ktoré s peniazmi, statkami, majetnosťou svojou rozkladaly sa v dedinách, zmizly i s peniazmi a majetnosťou svojou. Potomci ich sú chudobní nádenníci, alebo ich vôbec niet.</text:p>
        <text:p text:style-name="P6">Čo je príčinou úpadku mnohých rodín?</text:p>
        <text:p text:style-name="P6">Čo je základom dlhého živobytia rodiny?</text:p>
        <text:p text:style-name="P6">M. M. je usilovný, opatrný, rozumný gazda. Svojou železnou usilovnosťou, schránlivosťou, skromnosťou živobytia rozmnožil si majetok. Sotva zažmúri oči ku smrtnému spánku, gaz­dovstvo jeho sa počína mrviť, drobiť; deti si ho podelia medzi sebou, a v druhom, treťom pokolení jeho potom<text:span text:style-name="T2">c</text:span>i už nesedia na <text:soft-page-break/>starootcovskom grunte; sú už chudobní želiari (hofieri) a nádenníci, alebo rodina tá v treťom, štvrtom pokolení vymre celkom. Ani meno z nej ne­zostane. Víchor času, prúd udalostí, exekúcie, licitácie, choroby, smrtné pády, sfúknu tú ro­dinu ako plevu so života obecného a s pamäti ľudskej. Niekedy sa táto žalostná premena i rýchlejšie prevádza.</text:p>
        <text:p text:style-name="P6">Dane, šparkassa (sporiteľná), banka, Žid, exekútor, fiškál! Tak počuť volať so všetkých strán, keď je reč o úpadku roľníckeho stavu, o biede, ktorá panuje na dedinách našich.</text:p>
        <text:p text:style-name="P6">To je <text:span text:style-name="T2">ni</text:span>e úplná pravda. Nie je pravda, žeby len dane, Žid, šparkassy, exekútori, fiškáli pu­stošili dediny, na mizinu uvádzali roľníkov. Tí, čo to robia, tí sa inak volajú.</text:p>
        <text:p text:style-name="P6">Dane, šparkassa, banka, pôžičky, zmenky (veksle), Žid, exekútor, fiškál, tí sú tiež mnohoráz záškodníkmi roľníckeho stavu. To je ne­šťastie našich dedinčanov, že sa týchto nepria­teľov ešte dosť neboja.</text:p>
        <text:p text:style-name="P6">Statočné, pekné meno „sedliak“ pochádza odtiaľ, že on tak sedí, tak má sedieť na svojom grunte, gazdovstve, aby ho odtiaľ nijaký exe­kútor, ani šparkassa, nijaký Žid <text:span text:style-name="T10">\</text:span><text:span text:style-name="T9">footnote </text:span><text:span text:style-name="T10">{</text:span><text:span text:style-name="T9">Žid sa berie tu za totožné s krčmárom. „Idem k </text:span><text:soft-page-break/><text:span text:style-name="T9">Židovi, bol som u Žida“, v reči ľudu nášho znamená: „Idem do krčmy, bol som v krčme.“ Ktorého Žida sa to netýka, nech to na seba neberie.</text:span><text:span text:style-name="T10">}</text:span> a fiškál vy­hnať nemohol. Avšak opravdiví nepriatelia gazdov a roľníkov, ako sme už spomenuli, sú nie títo. Tí sa majú inde hľadať.</text:p>
        <text:p text:style-name="P6">To preukážeme prítomným opisom jednej dedinky a gazdov v nej obydlených. Činíme to z lásky a zaujatosti za stav roľnícky, a jestli niekde v nejakej dedinke gazda, čo toto číta, pozná vo vylíčenom obrázku sám seba a svoju rodinu, nech to prijme ako láskavé poučenie s tak dobrým srdcom, s akým mu to my po­dávame. „Chybiť je vlastnosť a príroda človeka, chybiť a chybu nenapraviť je vlastnosť a príroda diabla.“</text:p>
        <text:p text:style-name="P6"/>
        <text:p text:style-name="P2">II.</text:p>
        <text:p text:style-name="P6"/>
        <text:p text:style-name="P147">Na Považí, v M. stolici, leží malá dedinka. Volajme ju na pr. Lehota. <text:span text:style-name="T10">\</text:span><text:span text:style-name="T9">footnote </text:span><text:span text:style-name="T10">{</text:span><text:span text:style-name="T9">Táto dedinka leží — bohužiaľ — v každej stolici, áno v každej stolici skoro každá tretia, štvrtá dedina je táto Lehota, najmä kde je v blízkosti sporiteľňa, a kde jesto krčma.</text:span><text:span text:style-name="T10">}</text:span> Skoro každá de­dinka v našich krajoch môže sa <text:soft-page-break/>prirovnať mravenčiemu kopčoku alebo úlu včiel. Vnútri v kopčoku svojom, v kláte svojom nenachádzajú obyvatelia dostatočnú živnosť; celé dni a týždne musia chodiť po okolí, po svete po zárobkoch. Rozleznutí ako mravce a včielky hľadajú si obyvatelia našej Lehoty ako pltníci, drevotári, uhliari, vápeníci, atď., na žatve na Dolniakoch, v Čechách, Rakúsoch, ako ženci, živnosť a zárobok svoj, ktorý domov snášajú. Doma si opatrujú a živia mlaď, odrost, pokolenie mladé.</text:p>
        <text:p text:style-name="P6">Gazdovství je v tejto dedine počtom 14. Asi od 30. rokov všetky tieto gazdovstvá, vyjmúc dve, premenily svojich gazdov. V nie­ktorom dome je od tých čias i tretí, štvrtý gazda. Ale pred 20., 30. rokmi v tej dedine bol niečo celkom iného, než dneskajší. Vtedy mal gazda dva-tri páry koní, pekný rožný statok, ovce a dvadsiatniky v truhlici. Teraz už niet ani zámožného hospodára, lebo to gazdovstvo, čo kedysi bolo v jedných rukách, je rozdrobené na dve-tri čiastky, a keď je assentírka koní, lekár obyčajne hreší gazdov, že oni sami jedia ovos a kone len slamou kŕmia. — Prvou, ale nie poslednou príčinou toho, že sa pôvodné rodiny neudržaly na starootcovskom grunte, sú dane, sporiteľn<text:span text:style-name="T2">a</text:span>, zmenky, Žid, exekútor, fiškál, ako to vidno zo životopisov <text:soft-page-break/>jednotlivých rodín.</text:p>
        <text:p text:style-name="P6">Číslo 1., 2. — Fara a škola.</text:p>
        <text:p text:style-name="P6">Číslo 3. — Volá sa do Milanov, hoci o tejto rodine už ani chýru ani slychu. Pred pár rokmi gazdovali tu Kováčovci, od týchto prevzala gazdovstvo šparkassa, od tejto kúpil ho roku 1887 Jozef Jahoda. Akým spôsobom utratili Kováčovci svoje gazdovstvo?</text:p>
        <text:p text:style-name="P6">Starý Kováč bol najzámožnejším gazdom v dedine. Ale druhá jeho žena rada pila; on sám ľúbil si usadnúť s kamarátmi ku hostinke a skleničke. Veď to tak sladko padne gazdovi, chodiť si po dedine z dom do domu, kde ťa všade radi vítajú, ako najvážnejšieho občana a k tomu ešte i ako pána rychtára; zájsť si každý deň do krčmičky, kde ťa všetci hneď obhŕknu a tvoje slová s vážnosťou načúvajú. Tak sladko to padne vedieť: Ja mám doma vo dvore viac párov koní, rožného statku viac kusov, ovce, role, lúky a v povedomí tomto si celé dni sedieť v krčme, popíjať a hostiť seba a druhých; — týmto dobrým priateľom, chu­dákom, podpísať sa na zmenky do šparkassy a od nich sa dať zasa častovať navzájom. Ej, boly že to časy, škoda ich na veky!</text:p>
        <text:p text:style-name="P6">Prišiel k tebe dobrý priateľ, v súrach po­stavený dobrý človek. Veď sme sa <text:soft-page-break/>tak často a dôverne rozprávavali spolu u Žida! Zajšli sme spolu do mesta, za pár krajciarov kúpil si si pásik papieru, podpísali sme sa naň traja ka­maráti a vyplatili ti páni 100, 400, 600 korún, i viac! Nemusel si sa ustávať ani do „krumpuchu“. Takým spôsobom si každý z týchto troch kamarátov vyzdvihol pôžičku zo šparkassy na zmenku a druhí dvaja sa mu podpísali — z číreho čistého priateľstva. Nedostali síce 100 korún, ale len 85 alebo 80, lebo im stiahli hneď útraty a úroky prvoročné, ale na papieri bolo predsa napísané 100 korún. Potom si ešte zašli do dvoch, troch krčiem na ceste, kým prišli domov veselí a spokojní so sebou a s celým svetom. Tak sa podpísal náš Kubo Kováč asi ôsmim gazdom na zmenky. Dobrý človek, chu­dák Kubko, Pán Boh mu daj slávu večnú! Keby len toho kňaza bol č... vzal. — Ten vždy vykrikoval: „Ľudia Boží, viete čo robíte? A ako to vrátite?“ Vrátiť! Keď si tak ľahko, bez všetkých okolkov dostal peniaze za kúštik pa­pieru zmenkového! Keď prišiel termín platiť a nemal si peňazí, dal si si predĺžiť zmenku. Tak sa stalo, že mal náš Kubo na zmenke o pár rokov miesto 600 korún, skutočne vypožičaných, napísané 1600 korún.</text:p>
        <text:p text:style-name="P6">Kubko mal dvoch synov a jednu dcéru. Jeden zo synov bol na vojne v <text:soft-page-break/>Bosne, druhý gazdoval doma — pre seba. Otcovi gazdoval tak, že si tento na siaťa 300 korún tiež zo spo­riteľne vypožičať musel. Podpísali mu zmenku navzájom zasa tí, ktorým predtým on tú istú službu bol preukázal. Zomrel starý Kubo Kováč, a o pár rokov predala sporiteľn<text:span text:style-name="T2">a</text:span> gazdovstvo Kováčovo.</text:p>
        <text:p text:style-name="P6">Dcéra jeho tiež išla za otcom, lebo už ne­mohla ďalej žiť na tom hriešnom svete. Bola vdova s dvoma malými deťmi. Miesto šiat mala len handry na sebe; jesť nemohla nič, nezniesol jej žalúdok jedlo, len pálenčičku, a posledné týždne pred smrťou už ani túto nevládala. Opuchla celá. Vtedy nebolo striezlivej<text:span text:style-name="T2">š</text:span>ej osoby na svete, nežli bola ona. <text:span text:style-name="T10">\</text:span><text:span text:style-name="T9">footnote </text:span><text:span text:style-name="T10">{</text:span><text:span text:style-name="T9">Starý vlk ležal chorý, vychudnutý a stenal. Prišla k nemu líška a hovorila mu, aby pokánie činil a pamätal na to, koľko oviec ukradol a roztrhal. Vlk na to: Ale ja? Kdeže by ja komu ublížil! Čoby hneď teraz jahňa mi pred pažerákom ležalo, ne­dotkol by sa ho! Ja ani muške neublížim.“ — Mal v pažeráku kosť zapichnutú. Zdochol a myslel o sebe, že je on to najkrotkejšie zviera.</text:span><text:span text:style-name="T10">}</text:span> — Svet je nevďačný. Urob dobre niekomu, škrie ho to a mrzí. Ne­rád ťa vidí, lebo ti je zaviazaný vďačnosťou. Na jej pohrabe Žid sa ani neukázal!</text:p>
        <text:p text:style-name="P6">Kto pripravil Kováčovcov o ich gazdovstvo? Žid, šparkassa, exekútor, <text:soft-page-break/>fiškál? Nie! O diablovi povedal jeden veľmi múdry človek, u<text:span text:style-name="T2">č</text:span>itel cir­kevný, že diabol je podobný psovi, priviazanému nepretrhlivými reťazami, tak že nikomu uškodiť nemôže, len kto sa k nemu sblíži, kto jeho známosť, priateľstvo h<text:span text:style-name="T2">ľ</text:span>adá. Každé podobenstvo kuľhá a poctivosť každému, avšak isté je, že kto sa stráni Žida <text:span text:style-name="T11">\</text:span><text:span text:style-name="T12">footnote </text:span><text:span text:style-name="T11">{</text:span><text:span text:style-name="T12">Žid sa berie tu za totožné s pálenkou; šparkassa, banka s vekslou, fiškál — s vadením a pravotením ľahkomyseľným. Kde niet Žida, tam niet pálenky a opilstva; kde niet šparkassy, tam niet dlžoby a licitácie na bubon; kde niet fiškála, tam je svätý pokoj v rodinách. Kde niet týchto troch, tam sa ľudia v dedine dobre majú.</text:span><text:span text:style-name="T11">}</text:span>, šparkassy, fi­škála, exekútora, tomu oni nič uškodiť ne­môžu.</text:p>
        <text:p text:style-name="P6">Veksle sú len pre kupcov, ale nie pre roľ­níkov. Roľník žije z potu tváre svojej a z neba, odkiaľ čaká slnce a dážď pre siaťa svoje. Kupec žije zo špekulácie, z obratu tovaru a z peňazí, ktoré prechádzajú cez jeho ruky. Roľník sa ani nerozumie vekslám a jaknáhle sa chytí tohoto nebezpečného nástroja, ktorý mu je to, čo die­ťaťu nôž do ruky, je ztratený. Tá zem, ktorá donáša len tri, štyri zrná, ledva je vstave vyživiť gazdu a jeho rodinu, tým menej je vstave okrem toho živiť ešte i Žida, fiškála, exekútora, šparkassu, úradníkov vo šparkasse, <text:soft-page-break/>akcio­nárov, kapitalistov, úžerníkov. Alebo sa stane to, že títo všetci žijú a tučnejú, roľ­nícky stav však na mizinu vyjde.</text:p>
        <text:p text:style-name="P6">Kto znivočil teda Kováčovcov? Žid a špar­kassa? Nie, ale opilstvo, rozkošníctvo, pohodlný život, lenivosť, záhaľka. Len strie­zlivosť, statočnosť, pracovitosť, tieto ctnosti môžu za našich dňov udržať gazdovstvo a zachrániť role, lúky rodinám. Ale tieto ctnosti sú len v tej rodine, kde je bázeň Božia. Kde sa klaňajú modle opilstva, kde chcú len dobre žiť, náruživosťam hovieť; kde nepanuje duch bázne Božej, tam sa rozmrví gazdovstvo, a statky, role, lúky, peniaze sfúkne s povrchu zeme víchor času, exekútor, šparkassa a súsed Abrahám.</text:p>
        <text:p text:style-name="P6">Č. 4. — Volá sa do Záhorských. Títo zmizli. Terajší gazdovia sú: vdova jedna a brat zo­mrelého. Obidvaja bratia po otcovej smrti, ktorý len nepatrné dlžoby zanechal, zad<text:span text:style-name="T6">ĺ</text:span>žili sa až po uši.</text:p>
        <text:p text:style-name="P6">Príčina úpadku tejto rodiny je nemravnosť. Jeden syn nemravnosťou, spustlosťou svojou pobúril celé okolie, jeho žena vyznačovala sa svojou nestydatosťou, druhý syn žil dlhší čas vo verejnom súložníctve; obidvaja zanechali svojich rodičov tak, odišli od nich, a veritelia, zasa len sporiteľňa <text:soft-page-break/>sama spravuje a dáva do prenájmu majetok.</text:p>
        <text:p text:style-name="P6">Veliké a rozsiahle mestá Sodoma a Gomorrha boly niekdy spustošené ohňom s neba. Oheň hnevu Božieho trestá každú rodinu, kde sa svätá stydlivosť a čistotnosť uráža. V ktorej rodine dietky od rodičov a starších počujú už od malička nestydaté reči, žarty, rozprávky, spevy; vidia nestydatú samopaš u starších bra­tov a sestier, u čeľade, azda i u otca a matky; kde sa deti malé vedú ku tancom, muzikám, svadbám, vádzkam; kde starší syn a dievka môžu celú nedeľu, celé noci von z domu sa zdržovať, alebo kde rodičia dovolia dcére doma prijímať tajné návštevy a známosti: z takej rodiny vysťahujú sa preč svätí anjeli a Pán Boh, rodina tá sa klania modle necudnosti a miesto požehnania kliatba Božia spočíva na nej. Keď sa plot rozláme na záhrade, ošípané vchádzajú dnu a spustošia hriadky kvetové; keď sa hať na vode roztrhá, voda zaleje a zni­vočí role a lúky: kde sa svätá stydlivosť zni­vočí v rodine, tam vyhynie mravopočestnosť, viera, bázeň Božia a i sama statočnosť a po­ctivosť občianska. Nestydatý človek je schopný i krádeže, klamstva, je náchylný k opilstvu, hnevu, márnotratnosti a všetkým neprávosťam.</text:p>
        <text:p text:style-name="P6"><text:soft-page-break/>Každej rodine daný je na ochranu anjel s ohnivým mečom, aby ju bránil proti záškod­níkom a nešťastiu. Tento anjel je svätá sty­dlivosť, mravopočestnosť. Prví, ktorí tohoto anjela odháňajú, bývajú často sami ro­dičia.</text:p>
        <text:p text:style-name="P6">Či treba vodu do mora nosiť? <text:span text:style-name="T6">Č</text:span>i treba smyselnosť, telesnosť, ktorá jako trúd drieme v srdci každého dieťaťa, u detí hneď v prvých rokoch budiť, dráždiť, pestovať? Načo sa majú deti od malička učiť zamilovaným pesničkám? Výchova detí v mnohých rodinách je len vý­chova, pestovanie, dráždenie telesnosti a smyselnosti a zabíjanie duchovnosti. Malé deti chodia bez šiat po dome, matka ich nenaučí, aby sa zahanbily, zapálily, nenaučí ich, čo je slušné a neslušné. Dieťa nevie sa ešte modliť a už vie zamilované pesničky spievať. Matka sama ich učí v tom. Namiesto rozprávok zo života Krista Pána a Panny Márie rozpráva im rozprávky o zamilovaných. Bibliku ich učiť, tomu je vraj nie učená, to vraj má učiť kňaz a rechtor; ona má učiť deti, jako majú milovať svet a jeho már­nosti. Kňaz má učiť jej deti, jako majú Pána Boha milovať; ona má učiť svoje deti, jako majú náruživosťam, smyselnosti svojej hovieť, jako majú potom pachtiť za rozkošami hriešnymi. Čím viac známostí hriešnych má jej syn a dcéra, tým pyšnejšia je mnohá matka na to.</text:p>
        <text:p text:style-name="P6"><text:soft-page-break/>Malé <text:span text:style-name="T6">d</text:span>ieťa nezná rozdielu medzi mojím a tvojím. Č<text:span text:style-name="T6">o</text:span> potrebuje a čo sa mu ľúbi, to chce mať a si berie a nepýta sa, či je to cudzie. Rodičia majú od malička, pri malých, nepatr­ných veciach učiť deti rozdielu medzi mojím a tvojím, aby si ctily a vážily cudzí majetok; od malička ich majú učiť, čo je poctivosť, statoč­nosť, svedomitosť. Práve tak matka má od útleho detinstva, už od kolísky, učiť deti svätej stydlivosti, aby vedely, čo je slušné a ne­slušné, čo sa svedčí a nesvedčí. Má v nich vzde­lať a pestovať útlocitnosť, nežnosť svedomia, aby sa zhrozily, zahanbily, zapálily pri všetkom, čo sa len zďaleka protiví svätej stydlivosti. To je najkrajšia, najvzácnejšia ozdoba mládeže. V ktorej rodine sa však toto už v prvom roku u detí nepestuje, tam je neznámy tento poklad.</text:p>
        <text:p text:style-name="P6">Jaká zriedkavá je dievka a žena po dedi­nách, ktorá by sa zapálila, svätým hnevom na­hnevala, keď sa niekto osmelí nestydaté žarty pred ňou rozprávať alebo s ňou sprevádzať! Aký zriedkavý je stydlivý paholok, mládenec na dedinách! „Svetláci“, mnohí páni v meste, sú už zvyknutí sedliacku dievku a ženu za mravopočestnú, stydlivú, útlocitnú ani nepova­žovať. Odtajujú jej najvzácnejšiu ozdobu a okrasu ženského pohlavia.</text:p>
        <text:p text:style-name="P6"><text:soft-page-break/>Toto je najhroznejšia bieda, núdza, špina, hnoj a nečistota chalúp a príbytkov sedliackych v rodinách našich.</text:p>
        <text:p text:style-name="P6">Kým sa rodičia nenaučia za najväčšie bo­hatstvo svoje považovať stydlivé, mravopočestné dietky, dotedy nemôžu rátať na ochranu a po­žehnanie Božie.</text:p>
        <text:p text:style-name="P6">Keď má matka dievku na vydaj súcu, sama vábieva mládencov do domu, hostí ich, troví s nimi, dáva príležitosť svojej dcére, aby sa­motná s nimi zostávala v noci na dedine a doma, teší sa, čím väčší shon býva v noci pri jej dievke vonku na dvore. Na muziku samotnú ju púšťa a je celkom spokojná, keď sa len ráno domov vráti. Veno, ktoré dcéra mužovi z domu rodičovského donáša, nie je stydlivosť, skromnosť, útlocitnosť, tichosť, spanilosť, poslušnosť, nábožnosť, ale: rozpustilosť, hlavatosť, jazyčnosť, všetečnosť, samopaš, rozvírenosť.</text:p>
        <text:p text:style-name="P6">Keď gazda večer zbadá, že mu jedna ovca nie je doma, neľahne si spať, prvej, kým ju nevyh<text:span text:style-name="T6">ľ</text:span>adá a doma nemá. Ale keď jeho syn celé odpoludnie, celú noc nie je doma, preto on po­kojne spí. To on nachádza celkom v poriadku, že syn jeho túla sa v noci po dedine. On na to ani nemyslí, že jeho syn ma dušu nesmr­teľnú, krvou Syna Božieho vykúpenú, a že táto duša jeho môže zkazu <text:soft-page-break/>vziať, otráviť sa jedom smyselnosti, ztratiť vieru a ctnosť, zahynúť na veky, práve pri nočnom túlaní. Keď by jeho ovca ochorela, alebo nohu si zlomila, to by už bolo celkom inšie! On si bráni pole pred zá­plavou vody a hať si stavia na hrádzu, bráni si záhradu plotom pred ošípanými, ale to mu nenapadne, aby syna bránil hrádzou a plotom domácej kázne pred mravnou spustlosťou. Keď mu len pracuje doma a na poli, za náboženské, mravné jeho vzdelanie nepreloží ani krížom slamy. —</text:p>
        <text:p text:style-name="P6">Nech potom káže kňaz tejto a takejto mlá­deži o útlosti svedomia, o ruženci, o láske Božej, o prijímaní svätých sviatostí: tomu všet­kému nerozumejú, tak ako slepý nerozumie reči o farbách, hluchý o hudbe. Oni majú inde radosť svoju.</text:p>
        <text:p text:style-name="P6">Probuj niekoho, keď letí behom popri tebe, zachytiť, aby postál, že mu máš niečo povedať: vytrhne sa ti z rúk a povie, že nemá času, že má ponáhlo. Tak nadarmo privoláva kňaz ta­kej mládeži slová bázne a lásky Božej. Ona má naponáhlo, nemá času kedy počúvať kňaza, letí za radosťou svojou. Skorej môžeš želez­ničný vlak zastaviť slovom, splašeného koňa volaním, než mládež doma tak vychovávanú, v takých okolnosťach žijúcu zastaviť a priviesť k bázni <text:soft-page-break/>Božej.</text:p>
        <text:p text:style-name="P6">Konečne majú rodičia odrastlé dietky svoje učiť slovom i príkladom, že je stav manželský svätý stav, že v manželstve predstavuje muž Krista Pána, žena Cirkev katolícku; že k so­bášu je potrebné pristúpiť s čistotným, nevin­ným srdcom; že všetky známosti pred sobá­šom sú hriešne, keď mládenec a dievka zabú­dajú na to, že sú dietky Božie, chrámy Ducha svätého, krvou Syna Božieho vykúpení; že ich telo a duša sú majetok Boha Trojjediného, že cieľ manželstva je nebo a večné blahoslavenstvo, nie len časné šťastie, a že manželstvo je preto ustanovené, aby muž a žena ruka v ruke, napomáhajúc, posilňujúc, tešiac sa vzájomne, jako pútnici týmto svetom jednou cestou kráčali, cestou ctnosti do vlasti nebeskej. —</text:p>
        <text:p text:style-name="P6">Č. 5. — Bývalý gazda tohoto gruntu žije vo svojom niekdy vlastnom dome jako hofier Židov. So svojimi deťmi žil kedysi jako — čmela. <text:span text:style-name="T6">Č</text:span>mely, jako známo, negazdujú, nesberajú si zásoby medu jako včielky, ale všetko hneď strovia. Veselia (svadby), ktoré trvalý tri, štyri dni a na ktoré sa pôžičky robily, vádzky nádherné, kary pohanské uviedly do rodiny tejto spustošenie, pálenka peklo, kde bývajú už nie ľudia, ale zvery. Dom ten stojí oproti fare. Vystríhaný, <text:soft-page-break/>napomínaný od farára, hlásaval otec v opilosti svojej z obloka vystrčený do dediny:</text:p>
        <text:p text:style-name="P6">„Keď je farár, nech je farár, nech on sebe káže.“</text:p>
        <text:p text:style-name="P6">„Ja som Karhan Jozef, mne nik nerozkáže!“</text:p>
        <text:p text:style-name="P6">Teraz z tohto istého okna jeho syn od opilstva šialený, na modzgoch ochromený, vy­krikuje slová besnosti a pomätenosti, každé slovo bohorúhanie, zlorečenie proti Bohu, Kri­stu a otcovi svojmu, ktorého často vláčieva po ulici a krvaví skalami, drevom alebo železom. — Žena tohoto syna utiekla i s deťmi z pekla domáceho. Druhý syn tlčie sa kdesi v Buda­pešti, a žena jeho túla sa po svete.</text:p>
        <text:p text:style-name="P6">Kto pripravil túto rodinu o gazdovstvo, kto ju priviedol na mizinu? Jedni hovoria, že Žid! Či vraj Žid dakedy vystríhal starých a mladých Karbanovcov, aby neodbavovali zby­točné veselia, vádzky, kary? Nie! Aby si nato peniaze nepožičiavali? Nie! Vystríhal ich pred opilstvom? Nie! On odkúpil gazdovstvo to za pálenku, ktorú na „bôrg“ dával. — Ani so svo­jím bratom, ani so Židovkou sa Žid tak milo nerozpráva jako s gazdom, keď mu ponúka, aby si zapil, aby si len vzal gajstu na svadbu, krstenie, kary, že však on počká, že nemusí hneď platiť. <text:soft-page-break/>On si to zapíše, gazda si to ani zapisovať a značiť nemusí.</text:p>
        <text:p text:style-name="P5"><text:span text:style-name="T4">V každej skoro dedine považujú roľníci Žida za svojho priateľa, dôverníka, radcu, učiteľa, spovedníka. U neho sa schádzavajú, u neho sa radievajú, zabávajú. Čokoľvek stane sa v rodine, v gazdovstve, to sa pretriasa v krčme. Žid dáva radu a mienku a úsudok svoj o tom. Akáko</text:span><text:span text:style-name="T5">ľ</text:span><text:span text:style-name="T4">vek bieda a núdza zakváči gazdu, najsamýpred sa vyponosuje u Žida svojim kamará­tom a Židovi. Všetci i Žid ho ľutujú a pomá­hajú mu žiaľ jeho zalievať — pálen­kou. Niet nijakej tajnosti v rodinách roľníckych, o ktorej by na samý pred Žid nevedel. I čo kňaz kovorí v kostole a v škol</text:span><text:span text:style-name="T5">e,</text:span><text:span text:style-name="T4"> i to predostie­rajú roľníci pred súdnu stolicu Židovu v krčme. Od jeho odobrenia závisí, či to prijmú alebo nie. Ani knihovník pozemkovej knihy nepozná tak majetné pomery každej rodiny v dedine, jako Žid.</text:span></text:p>
        <text:p text:style-name="P6">Tí, čo Židov obviňujú zo záhuby a biedy roľníckeho stavu, hovoria takto, uvádzajú za potvrdenie svojich slov tieto dôvody: Či da­kedy a dakde Žid vystríhal gazdu, aby nepil, aby bol striezlivý? Či, keď žena ubiedená, hladná s deťmi príde za mužom do krčmy, chytí jej Žid stranu? Či napomínal kedy Žid gazdu ku pracovitosti, gazdovlivosti, bohabojnosti? V ktorej dedine na celom <text:soft-page-break/>Božom svete je Žid bohatý, zámožný a gaz­dovia tiež bohatí? Kde a kedy Žid napomí<text:span text:style-name="T6">n</text:span>al mládež, mládencov a dievky, aby boli počestní, bohabojní, mravní? Kde a kedy na­pomínal otcov a synov, že radosť a zábavu svoju majú hľadať v kruhu svojej domácnosti a nie v krčme? Kedy napomínal Žid mláden­cov, že najušľachtilejšia zábava v nedeľu a svia­tok je poučné a zábavné čítanie, že túlanie nočné, kartovanie, vysedúvanie v krčme do noci, lármy a roztopašnosť ich špatí a nivočí? Ktorý mládenec, čo vysedúva u Žida, naučil sa tam väčšmi ctiť a poslúchať rodičov, usilov­nejšie pracovať, s chudobným stavom svojím spokojný byť, proti vrchnosťam a prezreteľnosti Božej nereptať, vrchnosť poslúchať, Pána Boha sa báť? Kde je ten Žid na svete, ktorý by sa bol o to staral v dedine, aby sa tam mravnosť, poctivosť, sta­točnosť, zámožnosť rozšírila? Ktorý Žid kedy na svete prispel peniazmi svojimi na vystavänie škôl, špitálov, dobročinných ústavov pre ľud obecný? A tento Žid je všetko našim roľníkom! On ich teší svojou pálen­kou, posilňuje v robote pálenkou, radu dáva pálenkou, obveseľuje, občerstvuje pálenkou. <text:span text:style-name="T11">\</text:span><text:span text:style-name="T12">footnote </text:span><text:span text:style-name="T11">{</text:span><text:span text:style-name="T12">Roľník, ktorý sa cíti byť všade v odvislosti a podria­denosti a s úctou sa musí rozprávať so slúžnym, farárom, uči­teľom, notárom, — v krčme u Žida sám sa cíti byť pánom. Tam si </text:span><text:soft-page-break/><text:span text:style-name="T12">rozkazuje, tam môže Židovi nadávať, Žid to rád prijme, áno ešte mu i lichotí; preto sa tam dobre cíti. —</text:span><text:span text:style-name="T11">}</text:span> Bez Žida sa nemôžu zabávať, bez Žida ani pla­kať a smútiť. Keď sa ten gazda narodil, po­treboval Žida pri krstení a vádzke; keď sa že­nil, potreboval Žida; keď zomrel, tam bol Žid na kare a na hrobe jeho. Ako skaly v múre sú maltou spojené vedno, tak celý život roľ­níka pálenkou je presiaknutý, a každý krok jeho, každý účinok jeho.</text:p>
        <text:p text:style-name="P6">Teda kto vlastne znivočil Karbancov? Žid? Nie, lež pálenka, opilstvo. Žid bez pálenky je oheň bez horúčosti, je nôž bez ostria, je vlk bez zubov, je pisár bez pera, je kováč bez kladiva, je jež bez pi<text:span text:style-name="T6">c</text:span>hláčov, had bez jedu. To všetko je neškodné a nevinné.</text:p>
        <text:p text:style-name="P6">Pálenka dáva silu! — Ak má kto ho­rúčku, trieska s veľkou silou okolo seba a via­cej ľudí nevládze ho ukrotiť, ale potom leží jako zabitý, celkom vysilený. Takúto silu dáva i pálené. Rozdráždi, rozbúri krv, po­tom nasleduje zmalátnelosť. Keď mlynár vodu tak zprudka na kolesá ženie, že v najprudšom behu bývajú hnané, ide všetko síce čerstvej­šie a hrčí to dobre živo a veselo Avšak je to i najistejší prostriedok stroj a kolesá poka­ziť. Podobne sa to má s ľudským telom. Čím viac a čím častejšie kto pálených nápojov užíva, tým <text:soft-page-break/>prudšie prúdi krv, ale tým sa i telo kazí a k tichému smrteľnému zastaveniu privádza. Knôt na svieci keď dohára, zblčí vše prudkejším svetlom, až zhasne. Tak i opilec ukazuje dakedy v rozdráždenosti veľkú silu okamžitú, horúčnu. I splašené kone sú mocnejšie než krotké, zato však i voz polámu. Nie len ovsom, obrokom, ale i bitkou môžeš kone prinútiť, aby tuhšie <text:span text:style-name="T6">ť</text:span>ahaly. Takú silu dáva telu tvojmu i pá<text:span text:style-name="T6">l</text:span>ené.</text:p>
        <text:p text:style-name="P6">Či si kedy videl, žeby Žid pálenku, ktorú tebe podáva, sám pil a tak pil, ako ju ty piješ? Či si kedy videl koňa alebo vola svojho, žeby viac pil, nežli mu treba? Keď kňaz chce hrieš­nika obrátiť ku ctnosti, ukáže mu Spasiteľa a povie mu: „Buď taký, jaký bol Tento a nasle­duj šľapaje Jeho.“ Keď chce opilca obrátiť, ukáže mu na zviera a povie mu. „Nebuď horší od zvieraťa!“</text:p>
        <text:p text:style-name="P4"><text:span text:style-name="T4">Keď ztratíš peniaze, majetok, nariekaš </text:span><text:span text:style-name="T5">a </text:span><text:span text:style-name="T4">držíš sa za nešťastného človeka. Ale opilstvom ztratíš rozum, a toto je väčšie nešťastie tvoje. Lebo len preto, že máš rozum, si obraz a po­dobenstvo Božie; to je tvoja koruna, sláva </text:span><text:span text:style-name="T5">a </text:span><text:span text:style-name="T4">vyvýšenosť tvoja. Nehádž si to tedy do blata!</text:span></text:p>
        <text:p text:style-name="P6">A touto pálenkou nivočia roľníci seba, svoje ženy a deti, tejto obetujú česť, spokojnosť, svoj rozum, majetok a to všetko k vôli — svojim kamarátom! Či <text:soft-page-break/>jesto väčšia šialenosť, nežli: ožobráčiť seba a svoje deti k vôli ka­marátom, k vôli rodine, k vôli celej dedine, aby títo všetci mohli piť a sa hostiť za tri, štyri dni na svadbe, na vádzkach a kare u teba? Či jesto väčší nerozum, nežli sa zad<text:span text:style-name="T6">ĺ</text:span>žiť, biedu trieť, žobrákom sa stať, len preto, aby ťa títo neohovárali, nespotupovali? Či ty nemôžeš ináčej uctiť priateľa, pre­ukázať mu lásku, len keď sa opiješ, keď si rozum, Pána Boha ztratíš, de­ťom svojim pohoršenie dáš, so že­nou sa vadíš, pokoj domáci narušíš, o česť sa pripravíš, niže zvieraťa sa unížiš?! —</text:p>
        <text:p text:style-name="P6">Č. 6. — Od niekdajšieho majiteľa Jána Karbana kúpila gazdovstvo sporiteľňa na za­pravenie svojich požiadavôk, a od tejto M. Jo­zef. Prvý majiteľ — mal kedysi štyri kone — utratil svoj majetok hodovaním po krčmách. Jeden jeho syn umrel jako žobrák, druhý je chudobný nádenník.</text:p>
        <text:p text:style-name="P6">Pamätihodné je, že pred svojou smrťou Ján Karban, majúc dlžoby krčmárske nasbierané na 200 korún, vystavil Židovi obligáciu na 800 korún. Dvesto korún dostal vyplatených v ho­tovosti, druhých 400 korún mal dostať po intabulácii dlžobného úpisu. Prvej však, než došla intabulácia od pozemkového úradu nazpät, zo­mrel Ján Karban; Žid predal obligáciu dru­hému Židovi, ktorý <text:soft-page-break/>sa ponáhľal 800 korún žiadať od dedičov na základe dlžobného úpisu, hoci len 400 korún bola skutočná dlžoba. Len rozhodným vystúpením svedkov boly prinútené pijavice utiahnuť sa a odstúpiť.</text:p>
        <text:p text:style-name="P6">Č. 7. — Michal Líška, vyplácajúc sestru, vypožičal si 400 korún. Nemajúc vytrvalosti, do­statočnej sily a pracovitosti, oddal sa opilstvu a predal majetok, svoju čiastku. Druhý brat je tiež zad<text:span text:style-name="T6">ĺ</text:span>žený. Striezlivosť, spoločné gaz­dovanie, svornosť a láska braterská mohla ich oratovať od záhuby. Veriteľ je spori­teľňa.</text:p>
        <text:p text:style-name="P6">Č. 8. — Niekdajší majiteľ Jozef Javor pre­dal gazdovstvo Královi. Predavač a kupec obi­dvaja radi si popíjali, Ján Král však, mäsiar, v tomto popíjaní zostal kráľom a cechmajstrom všetkých bratov z mokrej štvrti a nesložil ko­runu svoju, len keď umieral, na prahu več­nosti.</text:p>
        <text:p text:style-name="P6">Kto ho k tomu vycvičil? Matka jeho vlastná. — Ona sama nepila. Bože chráň! To bola veľmi vážna osoba tá pani Kráľová. A predsa je to­mu tak.</text:p>
        <text:p text:style-name="P6">Mnohá matka pokladá si to za najväčšiu slávu a pýchu, keď jej synáčok, najmä keď je to jedináčok, býva prvý všade medzi mládežou v krčmách, na tancoch, na zábavách; keď je<text:span text:style-name="T6">j</text:span> matky na vydaj súcich dcér lichotia; keď sa celý svet dedinský krúti okolo jej miláčka. Že ten jej synáčik má i dušu nesmrteľnú, <text:soft-page-break/>krvou Syna Božieho vykúpenú; že ten jej synáčik má sa aj modlievať, zlých spoločností sa chrá­niť, striezlivý, bohabojný život viesť; že sa má nepoškvrnený zachovať od tohoto sveta — na to ona nepomyslí! Pán Boh chráň, žeby jej miláčik bol zlý alebo len ku zlému náchyľný! Veď je to taký hodný, pekne urastený mláde­nec! On je dobrý; všetko, <text:span text:style-name="T6">č</text:span>o on robí, je dobré, a kto by o tom pochyboval, ten by obrazil na samýpred jeho matku. Ona bráni svojho syna ešte i proti otcovi, priveľmi vraj ostrému, a dáva mu potajomky peniaze, aby otec o tom nič nevedel. Mladosť — pochabosť! Veď sme aj my takí boli! Mladá krv sa musí vy­búriť!</text:p>
        <text:p text:style-name="P6">Tak smýšľala mamka Kráľová. V tom duchu si vychovávala svojho synáčka. Keď otec zomrel, a syn sa oženil, vtedy jej stŕply zuby. Syn pred svojimi deťmi svoju matku a ženu prezýval tými najpotupnejšími menami, preklí­nal a zlorečil. Jako pred divým zverom, tak musely matka, žena, deti pred opilým otcom z domu utekať. Opustená, usužovaná zomrela matka u syna, ktorý už za jej živobytia jako známy márnotratník, korheľ bol daný pod kuratelu, pod dozorstvo, aby neožobráčil celkom svoje deti. Na duchu, mravne sú i tak ožobrá­čené príkladom, čo videly a počuly od svojho otca. Jestli budú z nich <text:soft-page-break/>niekdy bohabojní ľudia, tak sa to môže stať len takým divom moci Božej, ako keď suchý prút Áronov začal sa zelenieť a kvitnúť. Keď umieral Ján Kráľ, zaopatrený svätými sviatosťami (hoci predtým roky žil bez kostola a svätých sviatostí), na­pomínal ustavične svoje deti, aby sa modlily. Bár by poslúchly toto a nie tie slová, ktoré od neho za jeho živobytia počúvať musely!</text:p>
        <text:p text:style-name="P6">Č. 9. — Tu vidieť krásny (?) príklad detin­skej lásky, rodinnej jednoty. Otec, najstarší človek v dedine — 80 rokov starý, žije v jed­nej izbe so synom, nevestou a vnukami, a sám si varí, a aby si mal čo variť, pletie košíky, robí metly. Syn má ťažké srdce naň, že mu nijakého majetku nezanechal. Boli dvaja bra­tia; pokým spolu gazdovali, dobre im išlo. Podelili sa; prevzaté dlžoby neboli pravda vstave každý osve vyplatiť, a pri tom ešte i sami žirovali (ručili) na zmenky, a majetok predala sporiteľňa. —</text:p>
        <text:p text:style-name="P6">Koľkú cenu má u našich roľníkov človek? Koľkú cenu má u nich otec, matka, brat a sestra? Toľkú, koľko zeme má a koľko brázd dúfa od teba, otče, ma<text:span text:style-name="T6">t</text:span>ko, brat<text:span text:style-name="T6">e</text:span>, sestro, do­stať ten syn, ten brat a tá sestra. Keď nevidí u teba nič, si mu cudzí. Prítuľnosť, lásku, súcit, zaujatosť, ktorú by mal dať syn otcovi, brat bratovi, sestra sestre tú dáva zemskej hr<text:span text:style-name="T6">u</text:span>de alebo pálenke! Shrbený, šedivý, <text:soft-page-break/>80 ročný starec robí metly, aby sa mohol vyživiť, a jeho syn, nevesta, mladí a čerství, neobzrú sa oň, čo robí, a to v jednej a tej istej izbe!</text:p>
        <text:p text:style-name="P6">Rozdrobovanie majetkov sedliackych má v zápätí nie len exekúcie a mizinu hmotnú, ale i mravnú. Rozdrobia sa i sväzky rodinné, zmizne i prítuľnosť, láska, jednota rodinná, ktorá je práve najväčšia potecha, posila, občerstvenie chudobného človeka. Z toho nasleduje úpadok mravnosti. —</text:p>
        <text:p text:style-name="P6">Aby kvetinka pekne sa vyvinula, musí mať svetlo slnečné a rosu nebeskú. Pre deti a ich vývin zdarný je slnce a rosa v domácnom živote láska, ktorá všetkých údov spája. Keď vnúča nevidí okolo šedivej hlavy starého otca žiaru úcty a vážnosti; keď sa ono samo nemôže k nemu túliť láskou nežnou, detinskou; keď vidí otca vadiť sa so strýcom, matku s tetkou, keď počuje, jako druhého ohovára, zpotupuje: to všetko účinkuje jako mráz, víchrica, búrka, lej a vec na jeho útle srdce, i zakrpatie na duchu; udusí, zabije sa v ňom všetek šľa­chetnejší cit; je jako bylina v temnej pivnici bez slnca a teploty. Nezakúsilo doma, čo je láska, radosť, pokoj, a ono samo keď vyrastie, bude rozširovať okolo seba nelásku, mrzutosť, nepokoj. V takej rodine je život dieťaťa už v detinstve otrávený. Horkosť zakúsilo doma, trpkosť vynesie z domu do sveta. <text:soft-page-break/>Aby dieťa vyrástlo v statočného človeka, na radosť svetu i Pánu Bohu, to musí mať milujúceho otca, milujúcu matku, nežnú lásku starej matky, sta­rého otca, lásku ujca i tetky. Tí všetci ho musia objímať, s ním sa tešiť. Pod krýdlami vzájomnej, rodinnej tejto lásky musí vyrásť. Len také dieťa môže zostať nevinné. Táto jeho nevinnosť ukazuje sa v tom, že každého človeka za dobrého drží, každému sa usmieva, každému verí, každého ctí a si váži, <text:span text:style-name="T6">ku</text:span> každému je milé a prívetivé. Pozri na jeho tvár, do jeho očí a zaraduje sa ti srdce. Také dieťa, keď vyrastie v muža, rozširuje vôkol seba radosť, blaženosť, spokojnosť. —</text:p>
        <text:p text:style-name="P6">Ale keď na miesto toho dieťa vidí všade len rozorvanosť, nespokojnosť, neznášanlivosť, odcudzenosť, vzájomné obviňovanie, zpotupovanie: horkosťou sa naplní jeho srdce; zostane neprístupné šľachetným radosťam, ani láska k Pánu Bohu neujme sa v ňom. Také deti môžu byť rozpustilé, samopašné, divé, ale nikdy nie veselé, spokojné, radostné. Také deti sa naučia podozrievať, klamať, pretvárať. Držia každého človeka za zlého, utiahnu, uzatvoria sa pred každým človekom ako slimák do škrupiny sebeckosti svojej. Sú neznášanlivé, mrzuté, svadlivé, nesdielné, neláskavé po <text:soft-page-break/>celý svoj život. Otrá­vené sú už v svojej kolíske.</text:p>
        <text:p text:style-name="P6">Č. 10. — Kozlík Jozef bol jeden z najusi­lovnejších gazdov, ale druhá jeho žena bola korheľ. Bratovi sa zaručil na zmenky, a násle­dok bol, že sporiteľňa obidvoch predala. Jednej Židovke bol dlžen na zmenku 100 korún, na 24% úro<text:span text:style-name="T6">k</text:span>y; neskorej narástla z toho dlžoba, na ktorú musel vyplatiť 200 korún. —</text:p>
        <text:p text:style-name="P6">Č. 11. — Po Štefanovi Srnovi pozostalá vdova Maria vydala sa za Nováckeho, ktorý uvalil gazdovstvo svojím hospodárením do dlžôb. Teraz je už v cudzích rukách všetko. Syn prvé­ho gazdu, Štefana Srnu, mal ženu korheľa, ktorá shorela. Opilá svalila sa pri ohnisku a usnula. Šaty sa jej chytily; prebudila sa, keď polovic tela bolo uškvarené na uheľ. Ku povedomiu viac neprišla. — Novácky a Štefan sa potom pravotili; súd prisúdil na stránku Štefanovu vyplatiť 360 korún, ktoré tento sa poponáhľal premeniť na — pálené a hostinky. Ľahkomyseľné dlžoby, pravotenia, opilstvo, ľahký život celej rodiny pomohly terajšiemu majiteľovi ku gaz­dovstvu. —</text:p>
        <text:p text:style-name="P6">Č. 12. — Matej Chmelo zanechal pekné gaz­dovstvo a štyri deti. Najstaršia dcéra vy­dala sa za Jána Sýkoru. Tento furmanil po svete a žena si doma medzitým popíjala. Muž jej zavše z furmanky sám doniesol niečo na potúženie. <text:soft-page-break/>Bol voziarom Židovi a vozil mu gajst, slivovicu, borovičku. Keď sa dokonále vycvičila v pití, utiekla do sveta a od tých čias sa potuľuje — s cigáňmi. O deti a muža ne­stojí. Kedysi bola hodná, poriadna dievka; teraz mohla by byť vážna, ctená gazdiná; volí radšej byť cigáňkou. Jako sa to stalo? Nie odrazu. Len anjel zrazu stal sa diablom, upadol v okamihu jako blesk s neba do pekla. U ľudí premena táto na diabla stáva sa pomaly, s kroka na krok, postupne. Hriech sa opakuje, týmto opakovaním <text:span text:style-name="T6">č</text:span>lovek sa s ním lepšie obznámi, nadobúda si tým istú zručnosť, ľahkosť v hrešení, svedomie sa tak často a tak mocne neozýva, bázeň pred Pánom Bohom a trestom Božím mizne a nastane zvyk, obyčaj hriechu, ktorý sa konečne premení v nutnosť, v druhú prírodu. Ľah­ko a chytro písať, čítať, organovať, pliesť sa tiež nikto v okamžení nenaučil. K tomu treba škola, cvičenie. Tak si cvičí vo svojej škole i diabol ľudí, kým si ich vycvičí v dokonalých kmíno<text:span text:style-name="T6">v, </text:span>opilcov, smilníkov, ktorí nemajú bázne ani pred Pánom Bohom, ani pred ľuďmi. Celý svet trnie a žasne nad ich spustlosťou, deti, rodina sa hanbia za nich, ale ich samých sa to nič ne­dotkne.</text:p>
        <text:p text:style-name="P6">Ján Sýkora, hoci muž železnej usilovnosti a opatrný gazda, tiež kamarátstvom svedený, skoro sa octnul na sráznej ceste. Furmanil spolu s <text:soft-page-break/>Vavrincom Vrúblikom, a na furmankách — dobre si žili. Jako veľkým pánom poslal im Žid „rechnung“ (účet) i na 160 korún. Jano Sýkora to vyplatil. Ručil potom na zmenku svojmu kamarátovi 300 korún, ktoré neskôr narástly na 600 korún. Tie sa tiež musely vy­platiť.</text:p>
        <text:p text:style-name="P6">Najväčšie trápenie má Ján Sýkora so svo­jimi synmi. Oženili sa, nevesty prišly do domu. Synovia a nevesty by teraz chceli, aby otec z domu odišiel, lebo že je to gazdovstvo mat­kino, ktorá sa túla po svete jako cigánka. Bratia sa hašteria a idú sa podeliť. Otec nemá úcty a vážnosti u synov a neviest, bratia sa medzi sebou bijú, nevesty nie sú svorné: čo sa stane s gazdovstvom? Zmizne, prejde do druhých rúk, rodina Sýkorovie sama vyhynie zo sveta a z pamäti ľudskej.</text:p>
        <text:p text:style-name="P6">Najväčšie bohatstvo gazdovskej rodiny je, keď všetci jako reťaz svor­ne medzi sebou žijú. Ale to je len tam možno, kde je v dome gazda Pán Boh, otec miestodržiteľ námestník jeho. Kde otec, deti na Pána Boha nič nedajú, tam každý chce po svojej hlave žiť, svoju vôľu robiť, tam niet poslušnosti, podriadenosti, jednoty. Hriech uvádza do rodín rozorvanosť; len láska Božia spojuje, sjednocuj! Keď ľudia sta­vali babylonskú vežu, Pán Boh im pomútil <text:soft-page-break/>jazyky, že jeden druhého nerozumeli. Tak sa ne­rozumejú údovia jednej rodiny, keď modlitbu, službu Božiu vytvoria zo svojho domu, keď práce, trápenia svoje <text:span text:style-name="T7">n</text:span>eobetujú ku sláve Božej.</text:p>
        <text:p text:style-name="P6">Príčina hlavná úpadku našich rodín roľníckych je, že niet v nich lásky, svornosti, citu súpatričnosti; že sa gazdovstvá rozdrobujú, delia, mrvia. Brat bratovi, otec synovi, sestra sestre sú si cudzí. Tú hrudu zeme si každý viac váži, než spoločné <text:span text:style-name="T7">š</text:span>ťastie celej rodiny, než otca a brata svojho. Ženy, nevesty, švagriny nemilujú sa jako sestry. Každý chce byť sám sebe pánom, každý chce len po svojej hlave robiť; každý sám k sebe hrabe, na brata, sestru, ba ani na otca a matku ohľad sa neberie. Keď sa brat ožení, sestra vydá, roztrhajú sa všetky sväzky rodinné, gazdovstvo sa rozmrví a zmizne.</text:p>
        <text:p text:style-name="P6">Keď má syn 16, 17 rokov, už považuje otca, svojho rodiča, za svojho nepriateľa, ktorý mu zavadzia, ktorý mu prekáža byť pánom na grunte vraj jeho a už ani nie otcovom! Príkry mu je rozkaz otcov. O poslušnosti, podvoľnosti pod zákon otcov ani reči. Matka mu je jako cudzia. Proti cudzím ženám býva často syn dôvernejší, vľúdnejší, než ku svojej vlastnej matke. Ledva sa ožení, už predstupuje pred svojho otca sťa márnotratný syn v evanjeliume a hovorí: <text:soft-page-break/>„Daj mi moje dedictvo, daj mi moju čiastku!“ Vezme svoju čiastku a o pár rokov on alebo deti jeho idú pásť... ošípané. —</text:p>
        <text:p text:style-name="P6">Odrastlí synovia, vojaci, ženaté, vydaté deti sa domnievajú, že zákon Boží: „Cti otca svojho i matku svoju“, je daný len pre malé decká; že ich ten zákon viazal len vtedy, keď štvornožky chodily a keď by boly zahynuly bez ochrany ro­dičovskej. V staršom veku že sú nie už povinní ich napomínania, rady a káranie prijímať. Aj to sa domnievajú mnohé deti, ženatí synovia, vydaté dcéry, že zákon, aby sme chyby druhých ľudí trpelive znášali, a tomu, čo nám krivdu učinil, odpustili, sa vzťahuje len na cudzích ludí, ale nie na rodičov. Zabúdajú na napomínanie Ducha svä­tého: „Dieťa moje, ujmi sa rodiča v sta­robe jeho a nezarmucuj ho, kým žije; a keď soslabne na rozume, znášaj ho a nepohŕdaj ním v sile svojej: lebo mi­losrdenstvo preukázané otcovi nepríjde v zapomenutie a zato, čo od matky svojej trpelive znesieš, odplateno ti bude dobrým, a jako pri peknom po­časí <text:span text:style-name="T7">ľ</text:span>ad, rozplynú sa hriechy tvoje. — Ako kto poklady shromažďuje, tak je ten, kto ctí matku svoju. Kto ctí otca svojho, tešiť sa bude v synoch a v deň modlitby vyslyšaný bude. Požehnanie otcovo utvrdzuje domy, ale kliatba matkina do základov ich vyvracia. <text:span text:style-name="T7">(</text:span>Sir. 3, 5—18.)</text:p>
        <text:p text:style-name="P6"><text:soft-page-break/>Keď sa dievka vydáva a jako nevesta vchádza do domu svojho muža, tratí svoje meno ro­dičovské a prijíma priezvisko svojho muža. To znamená, že je ona jedna osobnosť so svojím mužom a že rodičia a rodina mužova sú jej rodičia, jej rodina. Často však vchádza s neve­stou zlý duch do domu. Ona sa považuje jako cudzia v rodine svojho muža. Prvá jej starosť je, odtrhnúť muža od jeho rodičov a bratov, rozdeliť gazdovstvo. Nechce sa jej poslúchať svokru. Ona sa preto vydala, že nechcela poslúchať matku, a teraz by mala poslúchať svokru? Ona sa preto vydala, že chcela byť vlastnou sama sebe gazdinou. V mnohých našich rodinách a gazdovstvách je raj tichej spokojnosti, pracovitosti a bázne Božej. Príde do domu nevesta, druhá Eva, svedie svojho muža, aby nectil, neposlúchal otca, aby bol nespokojný s poriadkom domácim, a raj tichej domácnosti premení sa v slzavé údolie, kde rastie tŕnie a bodliak, hnevy, svady, bitky, zlorečenia, a kde každému práca, predtým milá, obráti sa na kliatbu.</text:p>
        <text:p text:style-name="P6">Úpadok rodín roľníckych napomáhajú zákony krajinské, ktoré dovoľujú rozdrobovať majetok medzi všetky deti. Pokýmkoľvek tento zákon sa nezruší, a nedeliteľnosť sedliackych gruntov sa neuvedie, dotedy nezamedzí sa a <text:soft-page-break/>neodstrá­ni bieda a schudobňovanie našich dedín, ich úpadok ako hmotný tak i náboženský a mravný.</text:p>
        <text:p text:style-name="P6">Keď chceš, aby ti hruda zeme osoh a úrodu donášala, musíš ju v potu tvári svojej obrábať. Ani statok, ani len strom ti nedonesie úžitku, jestli ho nechováš a starostlivé neopatruješ. Zem nie je plodná, len ak sa spojí s ňou pot a práca tvoja. „V potu tvári svojej budeš chlieb svoj vyrábať,“ ten zákon platí pre celé človečenstvo. „Kto nepracuje, nech nejie“, hovorí sv. Písmo. —</text:p>
        <text:p text:style-name="P6">Ale mnohí ľudia, celá spoločnosť ľudí v člo­večenstve vynajšla spôsob, obísť tento vše­obecný zákon, vykrútiť sa z pod jeho moci a bez práce žiť. Ako? Vynajšla spôsob, že nie zem, ale skala, kov, mŕtva vec, kúštik pa­pieru stáva sa im plodným a bez potu, bez práce a pričinenia ich osoh im do­náša. Ako?</text:p>
        <text:p text:style-name="P6">Keď máš pár tisíc korún v truhlici, tie ko­runky a papiere samy v sebe sú neplodné. Plodné by sa st<text:span text:style-name="T7">a</text:span>ly, len keby si si za ne kúpil zem a ju obrábal, alebo keby si kupectvo a obchod s nimi začal. Ale to je zdĺhavá a trápna práca. Čo urobíš? Požičiaš núdznemu tie peniaze: a potom už nemusíš pracovať, nemusíš sa sám potiť a trápiť, tie peniaze samy od seba sa ti plodia bez tvojho priči­nenia. Div sa stal: to, čo je samo v sebe ne­plodné, mŕtve, skala, kov, <text:soft-page-break/>papier, to ti donáša úrodu: úroky. Takých ľudí však, čo majú na­kopené peniaze, tak zvaní kapitalisti, bankári, najviac Židia, a radi by boli, aby im úrodu donášaly bez práce, je mnoho, na tisíce. Títo všetci chcú peniaze svoje zúrokovať, zúrodniť. Ale to môžu len tak, jestli sa jim núdzni hlásia o ne. Kde vziať teda núdznych ľudí?</text:p>
        <text:p text:style-name="P6">Pokým gazdovstvá roľnícke zostávaly nepodeliteľné v rodine, v jednej ruke, a celá ro­dina spoločne obrábala gazdovstvo, nebolo núdzny<text:span text:style-name="T7">c</text:span>h, chudobných ľudí na dedinách. Dotedy kapitalisti požičiavať mohli peniaze len kupcom, obchodníkom, a to na veksle. Ale nebolo toľko núdznych kupcov, aby im oni ich kassy vyprázdňovať a peniaze úrod­nými učiniť stačili. Zostalo ešte veľa peňazí neplodných. I začali, stav<text:span text:style-name="T7">ä</text:span>ť fabriky a stroj<text:span text:style-name="T7">am</text:span>i, mašinami hotovili množstvo tovaru a zbili tým nepočetných remeselníkov, ktorí ne­vládali tak lacno a toľko tovaru hoto­viť rukou a potom svojím, koľko ma­šiny. Ale tí kapitalisti toľko fabrík nasta­vali, toľko tovaru nakopili, že ten tovar v toľkom množstve nikto nepotreboval a obecenstvo ho nestačilo kupovať. K tomu pri mašinách vo fabri­kách treba i veľa rúk ľudských, treba mnoho robotníkov, ale robotníkov, a to lacných, ne­môžu kapitalisti zasa dostať, len keď je mnoho <text:soft-page-break/>biednych, hladných ľudí.)</text:p>
        <text:p text:style-name="P6">Kde vziať tedy tých hladných, bied­nych ľudí? I takých, čo by za polodarmo ro­bili, i takých, čo by z núdze peniaze si na úroky vypožičiavali? Narobili si ich!</text:p>
        <text:p text:style-name="P6">Skrze ablegátov na krajinských snemoch dali zákon vyniesť, aby sa gazdovské majetky mohly deliť, dro­biť, rozmrviť. Od tých čias majú fabrikanti lacných robotníkov <text:span text:style-name="T11">\</text:span><text:span text:style-name="T12">footnote </text:span><text:span text:style-name="T11">{</text:span><text:span text:style-name="T12">Čím viacej chudoby po dedinách: tým lepšie sa majú kapitalisti, lebo tým lacnejších robotníkov dostávajú fabriky, tým lacnejších šichníkov stavitelia, tým lacnejších pltníkov dostá­vajú kráľovia Váhu a Hrona, tým lacnejších drevorubačov, uhlia­rov, voziarov drevokupci. Deliteľnosť majetkov sedliackych je na osoh iba kapitalistom. Z úpadku mravnosti a nábožnosti po dedi­nách smejú a tešia sa peňažníci, bankári, kapitalisti, šparkassy. —</text:span><text:span text:style-name="T11">}</text:span> až nazvýš, a bankári, kapitalisti majú kde peniaze svoje nashromaždené složiť, aby im úrodu donášaly. V Rakúsku, ke<text:span text:style-name="T7">ď</text:span> vyniesli zákon o deliteľnosti sedliackych grun­tov, za jeden rok, prvý po vynesení tohoto zá­kona, sedliacke pozemky boly obťažené dlžobou dvadsaťpäť millionov zlatých!</text:p>
        <text:p text:style-name="P6">Týchto dvadsaťpäť millionov by bolo mŕtvo, bez osohu ležalo kapitalistom v <text:soft-page-break/>pokladniciach, keby sa roľnícke rodiny nehašterily, nevadily, netrhaly, keby bola jednota, svornosť, láska medzi bratmi, sestrami, švagrami a švagri­nami po dedinách.</text:p>
        <text:p text:style-name="P6">Tá zem teda, ktorá predtým rodila živnosť pre rodiny gazdovské a i pre hofierov a náden­níkov po dedinách (lebo aj títo žili u gazdov nemuseli sa túlať po Budapešti vo fabrikách alebo po Amerike), tá istá zem má teraz po­vyše toho rodiť i milliony korún pre kapita­listov, fiškálov, exekútorov, úradníkov šparkassových, a druhé milliony na zapravenie kaž­doročných úžerných úrokov!</text:p>
        <text:p text:style-name="P6">Keď sa ti voz prevalí na ceste, či si neza­voláš na pomoc druhých ľudí, vediac dobre, že sám neovládzeš toľkú ťarchu zdvihnúť? A keď sa vám gazdovstvo rúca pod ťarchou tvr­dých časov, daní, dlhov, prečo sa nespo­jíte vedno a spoločnou, svornou prá­cou nehľadíte ho do poriadku pri­viesť? Prečo odstŕkaš od seba brata a pomoc jeho, alebo prečo ty trháš jednotu rodiny? Nevieš, že uhlík, kým zostáva v pahrabe, zadrží svoju horúčosť, ale keď roztrúsiš, rozhodíš pahrabu, každý uhlík osobité hneď vyhasne? Prúty vo viazanicu tuho spojené sa nedajú zlomiť, ale osobité, roztrhané, môže i detská <text:soft-page-break/>ruka rozlámať. Kým spolu s otcom a bratia dovedna gazdujete, môžete mať i zápražný i rožný statok, môžete si role lepšie obrábať, môžete i zárobky iné si hľa­dať, môžete i dlhy si smazať a jestli ich nemáte, spoločne si niečo usporiť: kadenáhle sa rozdrobíte, osobit<text:span text:style-name="T7">e</text:span> ani zápražný statok nebudete mať, ani dlhy si nesplatíte, ani pole každý ose­be si dobre obrobiť nebude vstave.</text:p>
        <text:p text:style-name="P6">Keď sa gazdovstvo rozdelí na dve, tri čiastky, ani jeden z týchto troch zpotvorených gazdov nemá mocný, zdravý statok; ani v jednej z týchto troch rozmrvených rodín nejedia celý rok záživného, omasteného pokrmu, azda ani chleba, omasty nemajú doma, k tomu musia úmorn<text:span text:style-name="T7">e</text:span> pracovať. Čím si tedy nahradia utratené sily? Pálenkou. To jest nie nahradia (lebo pálenka sa nepretvorí na krv, nemá v sebe nijakých živiacich čiastok, potrebných pre ústrojnosť telesnú), ale len rozdráždia, ktorú rozdráždenosť sedliak drží za silu. K tomu pá­lenka je na pomoc lenivej, hnilej gazdinej, lebo nemusí variť. S trochu gaistom a kúšti­kom suchého chleba alebo octovej polievky odbavia sa raňajky, <text:span text:style-name="T11">\</text:span><text:span text:style-name="T12">footnote </text:span><text:span text:style-name="T11">{</text:span><text:span text:style-name="T12">Našich slovenských robotníkov, ktorí sa vysťahovali do Ameriky, veľmi nenávidia tamejší amerikánski robotníci. Už sa staly i krvavé pračky medzi nimi. Prečo? Lebo naši Slováci vytískajú amerických robotníkov </text:span><text:soft-page-break/><text:span text:style-name="T12">z práce. Pracujú za lacnejšiu den­nú mzdu. Amerikánsky robotník žije jako človek a navyknutý je na záživný pokrm, jie mäso každodenne. Slovenský robotník, uvyknutý na biedu a otrokárstvo, pije pálenku a málo jedáva. Preto sú v opovržení. Pálenku považujú za jedlo.</text:span><text:span text:style-name="T11">}</text:span> a takto posilnený (!) ide roľník do tvrdej dennej práce. Večer príde robotník domov uzimený, hladný, umorený; za­pije si pálenky, ktorá mu musí modzgy hned soslabiť: a z človeka rozumného stal sa kus surového, hnilého dreva. Potom ho ovládne nespokojnosť, mrzutosť, nevôľa, nespo­kojnosť so svetom a so sebou i s Pánom Bohom, namrzí sa na deti alebo ženu: — a z človeka rozumného stane sa divé zviera. Zlorečí, kľaje, vadí sa, bije.</text:p>
        <text:p text:style-name="P6">Hovoria, že pálenka robí a rozmnožuje chu­dobu a biedu. To je nie pravda, alebo nie celá pravda. Naopak. Bieda a núdza privádza ku pálenke a opilstvu. Odstráň hlad, núdzu, nespokojnosť z dedín a odstránil si veľa neprávostí <text:span text:style-name="T11">\</text:span><text:span text:style-name="T12">footnote </text:span><text:span text:style-name="T11">{</text:span><text:span text:style-name="T12">Odstránil si rúhanie sa Bohu, zlorečenie, svady domáce, vojny v rodinách, reptanie proti prezretelnosti Božej, nespokoj­nosť s riadením Božím, krádež, kmínstva, oškodovanie majetku cudzieho, závisť, zanedbávanie služieb Božích, plazivosť, otrockú myseľ našich sedliakov, upodozrievanie, ich </text:span><text:soft-page-break/><text:span text:style-name="T12">nedôveru proti kaž­dému, ich faloš, ktorá pochádza z toho, že každého držia za svojho nepriateľa!</text:span><text:span text:style-name="T11">}</text:span> a medzi nimi z väčšej čiastky i pálenku a opilstvo. Svätý František Xaverský bol raz u jedného boháča, ktorý sa mu chválil so svojím bohatstvom a ukázal mu svoje zlato i peniaze vo svojich pokladniciach. Svätý Fran­tišek vzal do hrsti peniaze, stisol ich a — krv z nich vysiakla. To bola krv ukrivde­nej chudoby. Keby ten svätec vzal do ruky peniaze nejedného Žida-krčmára po našich de­dinách a stisol by ic<text:span text:style-name="T8">h</text:span>, zaiste by tiekol z nich pot, slzy hladných žien a ožobráče­ných detí, vzdychy, stenanie, núdza ubiedených ľudí, ktorí v nerozume sv<text:span text:style-name="T8">o</text:span>jom potechu, občerstvenie, posilu v hlade a v núdzi svojej hľadajú u Žida v jeho pálenke.</text:p>
        <text:p text:style-name="P6">Čo napomáha najviac túto biedu? Rozde­ľovanie majetkov sedliackych. —</text:p>
        <text:p text:style-name="P6">Č. 13. — Tento dom sa už zvonku rozo­znáva od ostatných domov v dedine. Je pekne obielený, s oblokami väčšími, než na iných domoch. Hnojnica nevyteká von z pod stavísk na dedinu, dvor je čistý, trus v jame uložený. Vojdeš dnu do izby jasnej, vidnej a prekvapí ťa čistota, poriadok pri všetkej chudobe a prostote. Privíta ťa gazdina vážna a milá osoba, deti čistotné prívetivo, dôverne a milo dívajú sa na teba. Ponúknu ti sadnúť si; začneš sa <text:soft-page-break/>rozprávať s gazdinou, a napadne ti jej rozum­nosť, prostota, vľúdnosť, úprimnosť. V tomto dome panuje osobitný duch, vanie zvláštné povetrie, duch tichosti, pokoja, lásky, bohabojnosti. Dobrý tento duch je gazdina. Nikto ju nepočuje lármu, kriky robiť, hrešiť, zlorečiť, nadávať, prezývať. A predsa všetci si ju ctia, radi ju vidia; všetci i otec, deti i čeľaď, pan­stvu jej láskavosti, vľúdnosti, tichosti sa pod­robujú. Všetci sú usilovní v práci, svorní medzi sebou. Otec prevyšuje gazdinú vo vážnosti, prísnosti, ale matka predsa je vľúdnejšia, láska­vejšia.</text:p>
        <text:p text:style-name="P6">Tohoto otca nikto nepočul v dome kliať, nikto ho nevidel opilého. Ale ani on ne­trpí takého sluhu v dome, ktorý by klial, zlo­rečil, sa opíjal, neslušné reči viedol. Rozpustilá čeľaď ani sa nedomáha k nemu do služby. Títo ho neradi vidia. Lebo on nedovolí čeľadi túlať sa večer a v noci po dedine. Gazdovia v dedine, ktorí radi si popíjajú, tí ho tiež bárs radi ne­vidia, radšej zle, než dobre o ňom hovoria.</text:p>
        <text:p text:style-name="P6">Ráno pri raňajkách sa všetci domáci spolu modlia krátku modlitbu a obetujú Pánu Bohu svoje denné nastávajúce práce. Večer tiež býva spoločná modlitba. V sobotu večer sa modlie­vajú spoločne ruženec. V nedeľu po kostole <text:soft-page-break/>sa gazda vypytuje detí, čeľade, čo si zapamätovali z kázne. Večer v nedeľu a sviatok, v zime skoro každý večer čítava niekto zo zábavnej, poučnej knižky, najviac Život Krista Pána, Panny Márie Svätých atď.</text:p>
        <text:p text:style-name="P6">Všetci sú veselí, pokojného ducha. V kruhu domácnosti nachádzajú radosť. Gazda, gazdina radi doprajú deťom, čeľadi zábavu a sami účas<text:span text:style-name="T8">ť</text:span> berú na nej.</text:p>
        <text:p text:style-name="P6">Gazda Ján Pevný je vzor a živý príklad nezlomnej poctivosti a statočnosti. Každý vie o ňom a je presvedčený, že by radšej núdzu trel, nežli sa klamstva a nepoctivosti dopustil. Jeho slovo je platné viac, než písmo. Často opakúva deťom a čeľadi: „Radšej buďte chudobní a núdzni, než by ste mali škodu urobiť bližnému, niekoho okla­mať alebo okradnúť!“ S každým sa otvo­rene rozpráva, pred nikým sa neplazí, každého ctí, každému otvorene a úprimne do očú sa díva. Má pod chudobnou halienkou, huňkou — zlaté srdce. I páni si ho ctia a vážia. —</text:p>
        <text:p text:style-name="P6">Majú päť detí. Syn je na vojne. Matka sa zaň každý deň modlieva ruženec a odporúča ho pod ochranu Matky Božej a do rán Krista Pána. Plakala za ním, keď jej odchádzal z do­mu; plakala najviac preto, lebo sa bojí oň, aby v kasárni pri vojsku neztratil vieru a mravnos<text:span text:style-name="T8">ť.</text:span> Napomínala ho pri odchode, aby bol <text:soft-page-break/>napred smelý, zmužilý vojak Krista Pána a nedal sa zbabele premôcť od náruživostí, pokúšania a vábenia zpustlých kamarátov. Keď odchádzal k vojsku, bola sa s ním odobrať u pána farára. V ten deň bol i u svätej spovedi.</text:p>
        <text:p text:style-name="P6">Jedna dcéra jej slúži v meste. Keď jej hľa­dala službu, nedívala sa tak na plat, ale na počestnosť, bohabojnosť pánov, ku ktorým svoje dieťa dávala. Taký dom jej vyhľadala, kde sa modlievajú, do kostola chodievajú. Častejšie chodieva ju navštíviť a páni v meste radi ju vidia, keď príde.</text:p>
        <text:p text:style-name="P6">Druhá dcéra je vydatá v dedine. Kým bola slobodná, nikdy krok z domu neurobila, bez toho, žeby rodičia nevedeli o tom, kam ide, s kým obcuje a sa zabáva. Na muziku necho­dievala; rodičia jej nedovolili ísť do krčmy, kde v malej izbe stisnuté býva i vyše 100 ludí, mladých, starých, napitých a málo triezvych; kde v zdusenom, sparnom povetrí cez celú noc sa výska a huláka; kde najrozpustilejší, najnemravnejší mládenci slovo vedú a zábavu riaďa; kde sa mladí ľudia nezabávajú, ale do potu pracujú, zdravie si kazia a smyselnosti a náruživosťam nízkym hovia. Matka jej na srdce kládla, že lalija, kvet nevinnosti je najmilší kvet Panny Márie, že nevinné panny sú najbližšie pri tróne Božom v nebi, a že má byť dcérou najsvätejšej Panny, Matky Božej.</text:p>
        <text:p text:style-name="P2"><text:soft-page-break/>Keď sa mala vydávať, chodieval jej budúci muž do domu k nim na besedu, ale vždy v prítom­nosti rodičov vo dne alebo večer. Matka zná­mosť túto dovolila len keď videla, že mládenec ten chce a môže sa ženiť, a že je bohabojný, striezlivý, počestný. Nikdy im nedovolila po­tajomky, v samote sa schádzať a shovára<text:span text:style-name="T8">ť</text:span> sa. Dcéra jej bola opravdivá lalija, anjel milý, ozdoba mládeže, okrasa ruženského spolku, vzá­cny kvet v záhradke mariánskej!</text:p>
        <text:p text:style-name="P6">Jeden chlapček chodí do školy. Keď išiel prvý raz do školy, vedel sa už modliť a skoro všetky príbehy z bibliky Nového Zákona. Musí vždy doma rozprávať, čo ich pán farár alebo pán kaplán v škole učil. Rodičia pred deťmi a čeľaďou s najväčšou úctou a láskou rozprá­vajú o pánu farárovi a učiteľovi.</text:p>
        <text:p text:style-name="P6">Anjel pokoja vznáša sa nad týmto domom. Pán Boh a svätí anjeli jeho nech vás žehnajú a ochraňujú, statočné, hodné duše, a nech od­vrátia od vás všetku pohromu a dajú vám radosti sa dožiť z dietok vašich!</text:p>
        <text:p text:style-name="P6">Č. 14. — Toto je novovystaväný dom. Pred tromi rokmi starý dom zhorel. Ľudia hovoria, že ho podpálil z pomsty bezbožný paholok, kto­rého gazda bol veľmi zbil a odohnal od seba, preto, že mu kravu udrel až ochorela a odpadla. Oheň zachvátil a spustošil päť domov na hornom konci, ktorých gazdovia na <text:soft-page-break/>vystavänie nových príbytkov si vypožičali peniaze z Ľudovej banky na amortizáciu (umrtvovani<text:span text:style-name="T8">e</text:span>).</text:p>
        <text:p text:style-name="P6">Ľudia všeličo hovoria a hovoria obyčajne radšej zle o bližnom, ako dobre. Včela sbiera z každej kvetiny sladkosť, niektorí ľudia u ka­ždého človeka hľadajú len horkosť a chyby. Keď sa daktorý človek, najmä žena, dozvie o tajnej chybe a vade bližného, radšej je tomu, ako keby našla šesták na ceste, a ochorela by, keby to ďalej nerozprávala. Ona čosi vie, čo iní nevedia: koľká to radosť a sláva! Aj to je isté, že každý človek rád si zasadne na súdnu stolicu svojej statočnosti a odtiaľ súdi i to, čo myslí, i to, čo hovorí, i to, čo robí, i čo by nemal robiť druhý človek. Nemiešajme sa Pánu Bohu do jeho práv, lebo my nie sme vševedomí a svätí.</text:p>
        <text:p text:style-name="P2">V tom dome bývali dvaja ženatí bratia. V tom dome a na poli, čo k tomu domu pa­trilo, počuť si mohol každodenne kliať Boha, Krista, kríž, Matku Božiu, anjela, svätých. Keď sa gazda nahneval na koňa alebo na paholka, začal kliať Stvoriteľa neba i zeme; keď sa na­hneval na sekeru alebo na motyku, začal kliať na rany Krista Pána, ktoré pretrpel na svätom kríži; keď sa namrzel a neišlo mu niečo po vôli, začal kliať to Meno, pred ktorým sa sohýnať má každé <text:soft-page-break/>koleno, ktorému sa musí kla­ňať nebo a zem. Jaká hrozná to besnosť! Psík nebude brechať na teba, keď mu dáš kúštik chleba, ale sa ti lichotí, áno brániť ťa bude. A človek, ktorý nikdy ani len omrvinku chleba nepoloží do úst bez toho, žeby to nebol dostal od Pána Boha, človek, ktorý len menu Ježiš, svätému krížu má čo ďakovať, že kosti v jeho údoch sa nerozmrvia, svaly a žily nerozídu, kľaje toto presväté meno a svätý kríž, ktorý sa zjaví niekdy v oblakoch pred Sudcom živých i mŕtvych! Opravdu, reč tá je reč zatratených. Tak ako žaby z bahna, tak zatratenci z ohňov pekla vykrikujú proti nebu!</text:p>
        <text:p text:style-name="P6">Takýto krik bolo počuť veľmi často z toho domu i na ulicu, keď sa tí dvaja bratia a švagriny vadili. Takýto krik počúvali často deti a sluhovia, či tam mohlo byť požehnanie Božie? Či tam mohli byť dobré deti a dobrí sluhovia?</text:p>
        <text:p text:style-name="P6">Otec deťom, gazda čeľadi má dávať príklad bohabojnosti, poctivosti a striezlivosti. Pán Boh má byť otec a gazda v jeho dome, on je len námestníkom Jeho, a len ako taký zasluhuje úctu, vážnosť a lásku. Keď otec a gazda trpí, aby v jeho dome Pán Boh bol obrážaný, ten nezaslúži ochrany Božej. A koľký gazda bije svojho paholka vtedy, keď koňovi ublíži, ale keď ublíži, keď urazí Pána Boha, keď ten paholok, keď slúžka nestydaté žarty <text:soft-page-break/>rozpráva, keď celé noci sa túla, keď modlitbu, kostol zanedbáva, keď na vyučovanie nechodí, to si nevšimne, to vraj jeho do toho nič, on vraj nie je za to zodpovedný! Áno, on sám svádza čeľaď ku hriechu. Sám nestydaté žarty, reči sprevádza s nimi, sám ich učí kliať, škodu robiť, kradnúť a sa opíjať! Jaké strašlivé budú preňho niekdy slová Sudcu večného: „Vydaj počet z vladárstva svojho“, ako si vladáril nad čeľaďou svojou!</text:p>
        <text:p text:style-name="P6">Dľa zákonov čeľadných, ktoré sú v každej služobnej knižke napísané, má právo sluha a dievka služobná hneď odísť od gazdu, keď on, alebo ktokoľvek v dome bývajúci, či z rodiny gazdovej, či z ostatných služobných ku hriechu ich svádza, pohoršenie im dáva, nemravný život vedie a ku nemravnosti sviesť sa usi­luje.</text:p>
        <text:p text:style-name="P6">Ten sluha, ten paholok a tá dievka majú tiež dušu nesmrteľnú, sú dietky Božie, chrámy Ducha svätého, krvou Syna Božieho vykúpení, stvorení sú pre nebo. Keď vstúpili k tebe do služby, dali ti do prenájmu svoje ruky, pot a mozole svoje, ale nie svoju dušu nesmr­teľnú. Nad tou ty nemáš nijakého práva. Ne­kaz ich teda <text:span text:style-name="T11">\</text:span><text:span text:style-name="T12">footnote </text:span><text:span text:style-name="T11">{</text:span><text:span text:style-name="T12">Tieto slová platia najmä sluhom a pánom v mestách a žencom na Podolí, chudobnému ludu nášmu, ktorý taháva každé </text:span><text:soft-page-break/><text:span text:style-name="T12">leto na Dolniaky a do Budapešti! Veľké mestá, veľké hriechy! Čím ďalej dedinka od mesta, tým statočnejší, mravnejší, bohabojnejší býva ľud ten, ovšem ak nepeleší i v takej dedinke nejaký kaziteľ. Matky a otcovia! Nedávajte svoje deti do mesta slúžiť, len keď musíte, keď ste prinútení okolnosťami a keď sa presvedčíte, že je to bohabojný dom, kam idú do služby, keď viete, že sa v tom dome ľudia modlia a do kostola chodia. Vaše deti, keď sa napotĺkajú po službách, budú len chudobní nádenníci, vrátia sa do chudobnej dedinky. Či im je to treba, aby sa v meste obznámili s veľkými hriechami, aby sa obznámili s neverou, ne­mravnosťou, aby sa tam v nich rozdráždily a vzbudily zlé žiadostivosti, proti ktorým budú musieť bojovať, aby sa obznámili s prepychom, nádherou, so svetom pyšným, bujným, Bohu od­cudzeným?</text:span><text:span text:style-name="T11">}</text:span>, neodťahuj ich od modlitby a kostola, neber im svätú vieru a mravnosť, je­diný poklad chudobného človeka, nekonečne vzácnejší ako ten kúštik chleba a ten mizerný krajciar!</text:p>
        <text:p text:style-name="P6">Zachádzaj úctivé a pekne s nimi. Ctiť ich musíš, lebo predstavujú osobu Syna Božieho, ktorý keď s neba sostúpil a človekom sa stal, nezostal pánom, nemal sluhov pod sebou, ale sám slúžil. On, ktorého po­slúchajú zástupy <text:soft-page-break/>anjelov, slnce, hviezdy, blesky, oblaky, more a víchor: On ako sluha slúžil — komu? Svätému Jozefovi, ktorý bol len prach zeme, pomáhal mu tesárske remeslo sprevádzať, nízke domáce práce vykonávať. On posvätil stav služebný.</text:p>
        <text:p text:style-name="P6">Neprezývaj čeľaď, nekľaj, nezloreč. To je nie treba ani proti zlým sluhom. Viacej múch chytíš na jednu kvapku medu, ako na liter octu.</text:p>
        <text:p text:style-name="P6">Mnohá gazdina je ako chrobák, ktorý, keď sa ho dotkneš, hneď žltú jedovatú šťavu vy­dáva zo seba, alebo bylina, ktorá, keď ju na­lomíš, tiež ostrú vlahu vyprýskuje. Bez kriku, nadávania, zlorečenia nemôže nič robiť. Keď sa jej čo nemilo dotkne, hneď začne zlorečiť. Žilky v jej jazyku sú už tomu tak navyknuté, že i v žarte, smiechu, pri maličkosťach, i na svoje deti, nevie inšie povedať, len: „bodaj si zdochol!“</text:p>
        <text:p text:style-name="P6">Avšak daj ve<text:span text:style-name="T8">ľ</text:span>ký pozor i na svoju čeľaď, obzvlášte jestli máš deti malé alebo veľké. U<text:span text:style-name="T8">ž </text:span>i tá varovkyňa môže malé dieťa tvoje, s ktorým sa hrá, pokaziť a na duši otráviť, tým viac staršie deti tvoje môžu byť svedené a otrávené od tvojej čeľade. Ty môžeš byť svätá matka a vzor statočného gazdu, trápiš sa s deťmi, po­kladáš si ich za najväčšie bohatstvo a radosť: tvoja všetka radosť a nádej sa <text:soft-page-break/>môže obrátiť na plač, preto, že si nedal pozor na — čeľaď! Neber do domu, najmä keď máš deti, iba mravnú, bohabojnú čeľaď! Dávaj pozor na ňu! Keď zbadáš niečo pohoršlivého pri nich, vyžeň ich z domu na skutku! Keď zbadáš plamienok na streche, nebudeš čakať, kým celá strecha zblčí, ale budeš hneď volať na ratu. Za včasu tedy dozeraj, aby dietky tvoje hneď v útlom mladi neboly otrávené na duchu.</text:p>
        <text:p text:style-name="P6">Modlievaj sa s čeľaďou a deťmi ruženec spoločne, obzvlášte v sobotu večer. Konávaj s nimi spoločnú modlitbu ráno a večer. Dávaj čítať na hlas Život Svätých alebo Život Krista Pána. Spoločná modlitba je mocnejšia u Pána Boha, príjemnejšia, vrúcnejšia. Viacej si vy­prosíte všetci vospolok, ako každý osobit<text:span text:style-name="T8">e</text:span>. Naučíte sa tak jeden druhého ctiť, opravdiv<text:span text:style-name="T8">e</text:span> sa milovať. Treba je to, aby jeden na druhom videl dobrý príklad. Viacej ako spoločný stôl, spoločná práca a starosť spojí, sdruží, sjednotí vás v jedno teleso spoločná modlitba. Tu sa spojujú srdcia, tam sa spájajú len ruky. „Kde sú dvaja, alebo traja shromaždení v mene mojom, tam som ja medzi nimi“, povedal Spasiteľ.</text:p>
        <text:p text:style-name="P2"/>
        <text:p text:style-name="P2">Doslov.</text:p>
        <text:p text:style-name="P6"><text:soft-page-break/></text:p>
        <text:p text:style-name="P148">Božský Spasiteľ, prechádzajúc a dobre činiac po krajine židovskej, videl človeka slepého od narodenia. I spýtali sa ho jeho učeníci: ,Pane, kto zhrešil, tento slepý a či jeho rodičia, že sa slepý narodil?‘ A Ježiš odpovedal: ,Ani tento nezhrešil, ani jeho rodičia, ale (preto dopustil naň Boh neduh tento) aby boly zjavené diela Božie v ňom.‘ A uzdravil ho.</text:p>
        <text:p text:style-name="P6">Do neba môže prísť človek nielen zdravý, ale i chorý, áno chorý ľahšie, ako zdravý. K večnému spaseniu môže prísť človek nielen učený, múdry, ctený od sveta, ale i neučený, slabého rozumu a vtipu, i opovržený. Tak môže spasený byť, áno môže k väčšej sláve v nebi dôjsť chudobný ako bohatý, núdzny skôr ako zámožný. Zdravý, veselý, spokojný na svete, zámožný je vždy v nebezpečenstve, že sa dobre cíti tu na zemi, tak dobre, že nestojí potom o nebo, o Pána Boha, o svoju dušu ne­smrteľnú. Boháčovi je veľmi ťažko sa modliť, uponížiť sa a vzdychať k Pánu Bohu: „O Bože môj a všetko moje! Len Teba hľadám, len po Tebe túžim. Všetko, okrem Teba, za nič si pokladám.“ Už ale, kto tieto slová nemôže povedať z gruntu srdca, z úplného presvedčenia, celkom úprimne, bez výkrutky, tak že je hotový byť radšej chorý, núdzny, <text:soft-page-break/>opovržený, ako nebo ztratiť; kto viac miluje svoje pole, dom, statok, peniaze, zdravie, česť, dobré meno, ako Pána Boha, nemôže prísť do neba. Ta len tí prídu, ktorým Pán Boh je naj­vyšší, jediný poklad. Preto koho Pán Boh obzvláštnou láskou miluje, koho chce obzvlášte vyznačiť a k väčšej sláve v nebi priviesť, tomu dáva trpieť tu na zemi núdzu, chudobu, trá­penia, choroby, sužovania, „aby sa diela Božie zjavily na ňom“, aby sa zjavilo, že človek môže byť spokojný, blažený, keď má len Pána Boha a okrem Neho smidku chleba, ledva zdrap šaty na sebe, a nemá kde by hlavu sklonil.</text:p>
        <text:p text:style-name="P6">Keď je niekto na šibenicu odsúdený, pred popravením, kým je ešte v žalári, dostane hostinu a sudcovia mu urobia po vôli všetko, čokoľvek si žiada. Dostane jedlá a nápoje, za akými mu len chuť ide. Tak robí diabol so svojimi obeťami tu na zemi. Dáva im nasýtiť sa po vôli radosťami a rozkošami časnými, prv ako prepadnú smrti večnej.</text:p>
        <text:p text:style-name="P6">Zle teda robí chudobný, hladný, núdzny nádenník, roľník, šichník, remeselník, keď je nie spokojný so svo­jou chudobou, hovoriac: „načo je chudobný človek na svete!“ Ešte horšie robí, keď v omrzlosti svojej nad riadením Božím začne kradnúť, klamať, závidieť, keď v rozhor­čenosti svojej <text:soft-page-break/>začne kliať, ženu, deti zanedbávať, a keď náhradu za to, že nemôže požívať to, čo boháči, hľadá v opilstve, v pálenke.</text:p>
        <text:p text:style-name="P6">Jesto chudoba nezavinená. Sú chudobní ľudia, ktorí sa už narodili v chudobe a núdzi, tak ako sa niekto narodí slepý alebo nemý. Je to dopustenie a vôľa Božia, aby boly na týchto zjavené diela Božie. Dohadovať sa s Pánom Bohom, prečo to tak učinil, bola by šialenosť a rúhavosť. Práve tak, ako keby sa niekto hneval na Pána Boha, že je malého zrast<text:span text:style-name="T8">u</text:span>, že má biele a nie čierne vlasy, že sa narodil ako syn roľníka a nie kráľa. Hlavná vec, od ktorej všetko závisí, je spasenie duše našej nesmrteľnej!</text:p>
        <text:p text:style-name="P6">Ale jesto i zavinená chudoba. Táto pochádza z vôle samého človeka, pochádza z opilstva, rozkošníctva, záhalky, nepoctivosti, nestatočnosti, z hriechu, odpadnutia od Pána Boha, z prestupovania príkazov Božích. Keď Pán Boh dal gazdovi majetok, bude i počty žiadať od neho, ako šafáril so svojou hrivňou. A keď si ho zmrhal, ženu, deti ožobráčil, do chudoby, núdze vsotil, tak že im následkom núdze zatvrdlo, rozhorčilo sa srdce i proti Pánu Bohu i proti bližnému a obrátili sa tiež na cestu neprávostí: tak zodpovednosť za to za všetko uvaľuje na seba gazda ten.</text:p>
        <text:p text:style-name="P6"><text:soft-page-break/>Majetok, či veľký, či malý, nemôže gazda udržať sebe a rodine, potomkom svojim, len skrze ctnostlivý, bohabojný život, skrze pracovitosť, striezlivosť, statoč­nosť, poctivosť, nábožnosť a dôveru, spoliehanie sa na Pána Boha.</text:p>
        <text:p text:style-name="P6">Každý gazda by sa mal nazpamäť naučiť alebo aspoň často si čítavať 23. hlavu piatej knihy Mojžišovej:</text:p>
        <text:p text:style-name="P6">„Jestliže však uposlúchneš hlas Pána Boha svojho, aby si činil a zachovával všetky prí­kazy jeho, ktoré ja ti rozkazujem dnes; prijdú na teba veškeré požehnania tieto a zaobjímu ťa, jestli len uposlúchneš príkazy jeho.</text:p>
        <text:p text:style-name="P6">„Požehnaný budeš v osade a požehnaný na poli.</text:p>
        <text:p text:style-name="P6">„Požehnaný bude plod života tvoiho a plod zeme tvojej...</text:p>
        <text:p text:style-name="P6">„Požehnané budú stodoly tvoje a požehnané pozostatky tvoje.</text:p>
        <text:p text:style-name="P6">„Požehnaný budeš vchádzajúc i vychádzajúc.</text:p>
        <text:p text:style-name="P6">„Sošle Pán požehnanie na pivnice a komory tvoje a na všetky práce rúk tvojich: požehná <text:span text:style-name="T8">ť</text:span>a v zemi, ktorú dostaneš.</text:p>
        <text:p text:style-name="P6">„Vzbudí si v tebe Pán (v potomkoch tvo­jich) ľud svätý, ako som ti prisahal: jestliže budeš zachovávať príkazy Pána Boha tvojho a budeš kráčať po cestách jeho.</text:p>
        <text:p text:style-name="P6"><text:soft-page-break/>„Učiní Pán, že budeš mať hojnosť vo všet­kých statkoch...</text:p>
        <text:p text:style-name="P6">„Otvorí Pán poklad svoj najlepší: nebo, aby dal dážď roli tvojej v čase svojom, a po­žehná všetkým prácam rúk tvojich. A budeš ty dávať pôžičky národom mnohým, ale sám od nikoho požičiavať nebudeš na záloh.</text:p>
        <text:p text:style-name="P6">„Jestliže však nebudeš chcieť poslúchať hlas Pána Boha svojho, aby si zachovával a činil všetky príkazy jeho a obrady, ktoré ti ja dnes prikazujem, prijdú na teba všetky pohromy tieto a zaobjímu ťa:</text:p>
        <text:p text:style-name="P6">„Porazí ťa Pán núdzou, zimnicou a mrazom, horúčosťou a pálčivosťou, povetrím zkazeným a hrdzou a bude ťa prenasledovať, kým za­hynieš.</text:p>
        <text:p text:style-name="P6">„Nebo, čo je nad tebou, buď ti medené, a zem, ktorú šliapeš, železná.</text:p>
        <text:p text:style-name="P6">„Nech ti dá Pán prach za dážď zeme tvojej a s neba nech sostúpi na teba popol...</text:p>
        <text:p text:style-name="P6">„Plod role tvojej a všetky práce tvoje nech zje <text:span text:style-name="T8">ľ</text:span>ud, ktorého neznáš.</text:p>
        <text:p text:style-name="P6">„Semeno hojné budeš siať do zemi, a máličko shromaždíš: lebo kobylky sožerú ho.</text:p>
        <text:p text:style-name="P6">„Vinicu budeš sadiť a kopať: a vína ne­budeš piť, ani neshromaždíš nič z nej: lebo bude spustošená od červov.</text:p>
        <text:p text:style-name="P6"><text:soft-page-break/>„Cudzinec, ktorý s tebou obcuje na zemi, vystúpi nad teba a bude vyvýšenejší: ty však sostúpiš a budeš nižší.</text:p>
        <text:p text:style-name="P6">„On ti bude požičiavať na úžeru, ty však nikomu nebudeš požičiavať.</text:p>
        <text:p text:style-name="P6">„Synov splodíš a dcéry a nebudeš mať radosť v nich...</text:p>
        <text:p text:style-name="P4"><text:span text:style-name="T4">„Preto, že si neslúžil Pánu Bohu svojmu v radosti a rozkoši srdca svojho...“</text:span></text:p>
        <text:p text:style-name="P6"/>
        <text:p text:style-name="P147">Pod tlač znovu upravil:</text:p>
        <text:p text:style-name="P2">MARTIN KOLLÁR,</text:p>
        <text:p text:style-name="P2">správca spolku Sv. Adalberta (Vojtecha), farár p. nádašský.</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1-19T22:12:09.760000000</dc:date>
    <meta:editing-duration>PT44M56S</meta:editing-duration>
    <meta:editing-cycles>4</meta:editing-cycles>
    <meta:generator>LibreOffice/5.4.2.2$Windows_x86 LibreOffice_project/22b09f6418e8c2d508a9eaf86b2399209b0990f4</meta:generator>
    <meta:document-statistic meta:table-count="0" meta:image-count="0" meta:object-count="0" meta:page-count="60" meta:paragraph-count="156" meta:word-count="11475" meta:character-count="69840" meta:non-whitespace-character-count="58464"/>
  </office:meta>
</office:document-meta>
</file>